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Consolas, Menlo, Monaco, 'Lucid" svg:font-family="Consolas, Menlo, Monaco, 'Lucid" style:font-family-generic="system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3" style:parent-style-name="HTMLPreformatted" style:family="paragraph">
      <style:paragraph-properties style:vertical-align="baseline"/>
    </style:style>
    <style:style style:name="T4" style:parent-style-name="DefaultParagraphFont" style:family="text">
      <style:text-properties style:font-name="Consolas" fo:color="#242729" fo:background-color="#E4E6E8"/>
    </style:style>
    <style:style style:name="T5" style:parent-style-name="DefaultParagraphFont" style:family="text">
      <style:text-properties style:font-name="inherit" fo:color="#242729"/>
    </style:style>
    <style:style style:name="P6" style:parent-style-name="Standard" style:family="paragraph">
      <style:text-properties fo:font-size="10pt" style:font-size-asian="10pt"/>
    </style:style>
    <style:style style:name="P7" style:parent-style-name="Standard" style:family="paragraph">
      <style:text-properties fo:font-weight="bold" style:font-weight-asian="bold" style:font-weight-complex="bold" fo:font-size="11pt" style:font-size-asian="11pt"/>
    </style:style>
    <style:style style:name="P8" style:parent-style-name="Standard" style:family="paragraph">
      <style:text-properties fo:font-size="10pt" style:font-size-asian="10pt"/>
    </style:style>
    <style:style style:name="P9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8pt" style:font-size-asian="8pt" fo:language="en" fo:country="US"/>
    </style:style>
    <style:style style:name="T11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2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13" style:parent-style-name="Standard" style:family="paragraph">
      <style:text-properties fo:font-size="8pt" style:font-size-asian="8pt" fo:language="en" fo:country="US"/>
    </style:style>
    <style:style style:name="P14" style:parent-style-name="Standard" style:family="paragraph">
      <style:text-properties fo:font-size="8pt" style:font-size-asian="8pt" fo:language="en" fo:country="US"/>
    </style:style>
    <style:style style:name="P15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T19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4" style:parent-style-name="TableContents" style:family="paragraph">
      <style:paragraph-properties style:line-height-at-least="0.2083in"/>
    </style:style>
    <style:style style:name="T2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6" style:parent-style-name="TableContents" style:family="paragraph">
      <style:paragraph-properties style:line-height-at-least="0.2083in"/>
    </style:style>
    <style:style style:name="T2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0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31" style:parent-style-name="TableContents" style:family="paragraph">
      <style:paragraph-properties style:line-height-at-least="0.2083in"/>
      <style:text-properties fo:language="en" fo:country="US"/>
    </style:style>
    <style:style style:name="P32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33" style:parent-style-name="TableContents" style:family="paragraph">
      <style:paragraph-properties style:line-height-at-least="0.2083in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" style:parent-style-name="TableContents" style:family="paragraph">
      <style:paragraph-properties style:line-height-at-least="0.2083in"/>
    </style:style>
    <style:style style:name="T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" style:parent-style-name="TableContents" style:family="paragraph">
      <style:paragraph-properties style:line-height-at-least="0.2083in"/>
    </style:style>
    <style:style style:name="T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42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43" style:parent-style-name="TableContents" style:family="paragraph">
      <style:paragraph-properties style:line-height-at-least="0.2083in"/>
    </style:style>
    <style:style style:name="T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" style:parent-style-name="TableContents" style:family="paragraph">
      <style:paragraph-properties style:line-height-at-least="0.2083in"/>
    </style:style>
    <style:style style:name="T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" style:parent-style-name="TableContents" style:family="paragraph">
      <style:paragraph-properties style:line-height-at-least="0.2083in"/>
      <style:text-properties fo:language="en" fo:country="US"/>
    </style:style>
    <style:style style:name="P49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50" style:parent-style-name="TableContents" style:family="paragraph">
      <style:paragraph-properties style:line-height-at-least="0.2083in"/>
    </style:style>
    <style:style style:name="T5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" style:parent-style-name="TableContents" style:family="paragraph">
      <style:paragraph-properties style:line-height-at-least="0.2083in"/>
    </style:style>
    <style:style style:name="T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" style:parent-style-name="TableContents" style:family="paragraph">
      <style:paragraph-properties style:line-height-at-least="0.2083in"/>
    </style:style>
    <style:style style:name="T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61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62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64" style:parent-style-name="TableContents" style:family="paragraph">
      <style:paragraph-properties style:line-height-at-least="0.2083in"/>
      <style:text-properties fo:language="en" fo:country="US"/>
    </style:style>
    <style:style style:name="P65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6" style:parent-style-name="TableContents" style:family="paragraph">
      <style:paragraph-properties style:line-height-at-least="0.2083in"/>
    </style:style>
    <style:style style:name="T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" style:parent-style-name="TableContents" style:family="paragraph">
      <style:paragraph-properties style:line-height-at-least="0.2083in"/>
    </style:style>
    <style:style style:name="T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" style:parent-style-name="TableContents" style:family="paragraph">
      <style:paragraph-properties style:line-height-at-least="0.2083in"/>
    </style:style>
    <style:style style:name="T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" style:parent-style-name="TableContents" style:family="paragraph">
      <style:paragraph-properties style:line-height-at-least="0.2083in"/>
    </style:style>
    <style:style style:name="T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" style:parent-style-name="TableContents" style:family="paragraph">
      <style:paragraph-properties style:line-height-at-least="0.2083in"/>
    </style:style>
    <style:style style:name="T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" style:parent-style-name="TableContents" style:family="paragraph">
      <style:paragraph-properties style:line-height-at-least="0.2083in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" style:parent-style-name="TableContents" style:family="paragraph">
      <style:paragraph-properties style:line-height-at-least="0.2083in"/>
    </style:style>
    <style:style style:name="T8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2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93" style:parent-style-name="TableContents" style:family="paragraph">
      <style:paragraph-properties style:line-height-at-least="0.2083in"/>
    </style:style>
    <style:style style:name="P94" style:parent-style-name="TableContents" style:family="paragraph">
      <style:paragraph-properties style:line-height-at-least="0.2083in"/>
    </style:style>
    <style:style style:name="T95" style:parent-style-name="Fonteparág.padrão" style:family="text">
      <style:text-properties fo:background-color="#FFFF00" style:text-underline-type="single" style:text-underline-style="solid" style:text-underline-width="auto" style:text-underline-mode="continuous" fo:language="en" fo:country="US"/>
    </style:style>
    <style:style style:name="T96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8" style:parent-style-name="TableContents" style:family="paragraph">
      <style:paragraph-properties style:line-height-at-least="0.2083in" fo:text-indent="0.5in"/>
    </style:style>
    <style:style style:name="T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" style:parent-style-name="TableContents" style:family="paragraph">
      <style:paragraph-properties style:line-height-at-least="0.2083in" fo:text-indent="0.5in"/>
    </style:style>
    <style:style style:name="T1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3" style:parent-style-name="TableContents" style:family="paragraph">
      <style:paragraph-properties style:line-height-at-least="0.2083in" fo:margin-left="0.5in">
        <style:tab-stops/>
      </style:paragraph-properties>
    </style:style>
    <style:style style:name="T1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8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0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3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5" style:parent-style-name="TableContents" style:family="paragraph">
      <style:paragraph-properties style:line-height-at-least="0.2083in" fo:margin-left="1in">
        <style:tab-stops/>
      </style:paragraph-properties>
    </style:style>
    <style:style style:name="T1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7" style:parent-style-name="TableContents" style:family="paragraph">
      <style:paragraph-properties style:line-height-at-least="0.2083in"/>
    </style:style>
    <style:style style:name="T1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20" style:parent-style-name="TableContents" style:family="paragraph">
      <style:paragraph-properties style:line-height-at-least="0.2083in"/>
    </style:style>
    <style:style style:name="T121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2" style:parent-style-name="Hyperlink" style:family="text">
      <style:text-properties style:font-name="Courier New" style:font-name-complex="Courier New" fo:letter-spacing="0.0034in" fo:font-size="9.5pt" style:font-size-asian="9.5pt" style:font-size-complex="9.5pt" fo:background-color="#FAFAFA" fo:language="en" fo:country="US"/>
    </style:style>
    <style:style style:name="T123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4" style:parent-style-name="Hyperlink" style:family="text">
      <style:text-properties style:font-name="Courier New" style:font-name-complex="Courier New" fo:letter-spacing="0.0034in" fo:font-size="9.5pt" style:font-size-asian="9.5pt" style:font-size-complex="9.5pt" fo:background-color="#FAFAFA" fo:language="en" fo:country="US"/>
    </style:style>
    <style:style style:name="T125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6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7" style:parent-style-name="Emphasis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8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29" style:parent-style-name="Hyperlink" style:family="text">
      <style:text-properties style:font-name="Helvetica" fo:color="#1976D2" fo:letter-spacing="0.0034in" fo:font-size="10.5pt" style:font-size-asian="10.5pt" style:font-size-complex="10.5pt" fo:background-color="#FAFAFA" fo:language="en" fo:country="US"/>
    </style:style>
    <style:style style:name="T130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P131" style:parent-style-name="TableContents" style:family="paragraph">
      <style:paragraph-properties style:line-height-at-least="0.2083in"/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P132" style:parent-style-name="TableContents" style:family="paragraph">
      <style:paragraph-properties style:line-height-at-least="0.2083in"/>
    </style:style>
    <style:style style:name="T13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5" style:parent-style-name="kwd" style:family="text">
      <style:text-properties style:font-name="Courier New" style:font-name-complex="Courier New" fo:color="#0000FF" fo:letter-spacing="0.0034in" fo:font-size="9.5pt" style:font-size-asian="9.5pt" style:font-size-complex="9.5pt" fo:language="en" fo:country="US"/>
    </style:style>
    <style:style style:name="T13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4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42" style:parent-style-name="TableContents" style:family="paragraph">
      <style:paragraph-properties style:line-height-at-least="0.2083in"/>
    </style:style>
    <style:style style:name="T143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4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4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48" style:parent-style-name="TableContents" style:family="paragraph">
      <style:paragraph-properties style:line-height-at-least="0.2083in" fo:text-indent="0.5in"/>
    </style:style>
    <style:style style:name="T14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4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5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64" style:parent-style-name="TableContents" style:family="paragraph">
      <style:paragraph-properties style:line-height-at-least="0.2083in"/>
    </style:style>
    <style:style style:name="T16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P166" style:parent-style-name="TableContents" style:family="paragraph">
      <style:paragraph-properties style:line-height-at-least="0.2083in"/>
    </style:style>
    <style:style style:name="P167" style:parent-style-name="TableContents" style:family="paragraph">
      <style:paragraph-properties style:line-height-at-least="0.2083in"/>
    </style:style>
    <style:style style:name="T16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75" style:parent-style-name="TableContents" style:family="paragraph">
      <style:paragraph-properties style:line-height-at-least="0.2083in"/>
    </style:style>
    <style:style style:name="T17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9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8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8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8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83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8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8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86" style:parent-style-name="TableContents" style:family="paragraph">
      <style:paragraph-properties style:line-height-at-least="0.2083in"/>
    </style:style>
    <style:style style:name="T18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8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8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9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9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9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9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9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9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9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9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98" style:parent-style-name="TableContents" style:family="paragraph">
      <style:paragraph-properties style:line-height-at-least="0.2083in"/>
    </style:style>
    <style:style style:name="T19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2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1" style:parent-style-name="TableContents" style:family="paragraph">
      <style:paragraph-properties style:line-height-at-least="0.2083in"/>
      <style:text-properties fo:language="en" fo:country="US"/>
    </style:style>
    <style:style style:name="P2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8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3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6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63" style:parent-style-name="TableContents" style:family="paragraph">
      <style:paragraph-properties style:line-height-at-least="0.2083in"/>
    </style:style>
    <style:style style:name="T3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6" style:parent-style-name="TableContents" style:family="paragraph">
      <style:paragraph-properties style:line-height-at-least="0.2083in"/>
    </style:style>
    <style:style style:name="T3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8" style:parent-style-name="TableContents" style:family="paragraph">
      <style:paragraph-properties style:line-height-at-least="0.2083in"/>
    </style:style>
    <style:style style:name="T3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0" style:parent-style-name="TableContents" style:family="paragraph">
      <style:paragraph-properties style:line-height-at-least="0.2083in"/>
    </style:style>
    <style:style style:name="T3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2" style:parent-style-name="TableContents" style:family="paragraph">
      <style:paragraph-properties style:line-height-at-least="0.2083in"/>
    </style:style>
    <style:style style:name="T37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7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7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76" style:parent-style-name="TableContents" style:family="paragraph">
      <style:paragraph-properties style:line-height-at-least="0.2083in"/>
    </style:style>
    <style:style style:name="T37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78" style:parent-style-name="TableContents" style:family="paragraph">
      <style:paragraph-properties style:line-height-at-least="0.2083in"/>
    </style:style>
    <style:style style:name="T37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38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381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38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83" style:parent-style-name="TableContents" style:family="paragraph">
      <style:paragraph-properties style:line-height-at-least="0.2083in"/>
    </style:style>
    <style:style style:name="T384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85" style:parent-style-name="TableContents" style:family="paragraph">
      <style:paragraph-properties style:line-height-at-least="0.2083in"/>
    </style:style>
    <style:style style:name="T386" style:parent-style-name="DefaultParagraphFont" style:family="text">
      <style:text-properties fo:language="en" fo:country="US"/>
    </style:style>
    <style:style style:name="T38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88" style:parent-style-name="TableContents" style:family="paragraph">
      <style:paragraph-properties style:line-height-at-least="0.2083in"/>
    </style:style>
    <style:style style:name="T38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90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92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94" style:parent-style-name="TableContents" style:family="paragraph">
      <style:paragraph-properties style:line-height-at-least="0.2083in"/>
    </style:style>
    <style:style style:name="T395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99" style:parent-style-name="TableContents" style:family="paragraph">
      <style:paragraph-properties style:line-height-at-least="0.2083in"/>
    </style:style>
    <style:style style:name="T400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0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402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0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404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0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406" style:parent-style-name="TableContents" style:family="paragraph">
      <style:paragraph-properties style:line-height-at-least="0.2083in"/>
    </style:style>
    <style:style style:name="T407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409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1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413" style:parent-style-name="TableContents" style:family="paragraph">
      <style:paragraph-properties style:line-height-at-least="0.2083in"/>
    </style:style>
    <style:style style:name="T414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416" style:parent-style-name="TableContents" style:family="paragraph">
      <style:paragraph-properties style:line-height-at-least="0.2083in"/>
    </style:style>
    <style:style style:name="T417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41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419" style:parent-style-name="TableContents" style:family="paragraph">
      <style:paragraph-properties style:line-height-at-least="0.2083in"/>
    </style:style>
    <style:style style:name="T42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4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422" style:parent-style-name="TableContents" style:family="paragraph">
      <style:paragraph-properties style:line-height-at-least="0.2083in"/>
      <style:text-properties fo:language="en" fo:country="US"/>
    </style:style>
    <style:style style:name="P423" style:parent-style-name="TableContents" style:family="paragraph">
      <style:paragraph-properties style:line-height-at-least="0.2083in"/>
      <style:text-properties fo:language="en" fo:country="US"/>
    </style:style>
    <style:style style:name="P424" style:parent-style-name="TableContents" style:family="paragraph">
      <style:paragraph-properties style:line-height-at-least="0.2083in"/>
    </style:style>
    <style:style style:name="T42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2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2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9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3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3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3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3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3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3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36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43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3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3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4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41" style:parent-style-name="kwd" style:family="text">
      <style:text-properties style:font-name="Courier New" style:font-name-complex="Courier New" fo:color="#0000FF" fo:font-size="9.5pt" style:font-size-asian="9.5pt" style:font-size-complex="9.5pt" fo:language="en" fo:country="US"/>
    </style:style>
    <style:style style:name="T44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4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44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4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4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47" style:parent-style-name="pln" style:family="text">
      <style:text-properties style:font-name="Courier New" style:font-name-complex="Courier New" fo:color="#000000" fo:letter-spacing="0.0034in" fo:font-size="9.5pt" style:font-size-asian="9.5pt" style:font-size-complex="9.5pt" fo:language="en" fo:country="US"/>
    </style:style>
    <style:style style:name="T44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4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5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51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5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5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5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5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5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P457" style:parent-style-name="TableContents" style:family="paragraph">
      <style:paragraph-properties style:line-height-at-least="0.2083in"/>
    </style:style>
    <style:style style:name="T45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459" style:parent-style-name="Normal" style:family="paragraph">
      <style:text-properties fo:hyphenate="true"/>
    </style:style>
    <style:style style:name="T460" style:parent-style-name="Fonteparág.padrão" style:family="text">
      <style:text-properties fo:language="en" fo:country="US"/>
    </style:style>
    <style:style style:name="T461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462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463" style:parent-style-name="TableContents" style:family="paragraph">
      <style:paragraph-properties style:line-height-at-least="0.2083in"/>
    </style:style>
    <style:style style:name="T464" style:parent-style-name="Hyperlink" style:family="text">
      <style:text-properties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Hyperlink" style:family="text">
      <style:text-properties fo:language="en" fo:country="US"/>
    </style:style>
    <style:style style:name="T467" style:parent-style-name="Hyperlink" style:family="text">
      <style:text-properties fo:language="en" fo:country="US"/>
    </style:style>
    <style:style style:name="P468" style:parent-style-name="TableContents" style:family="paragraph">
      <style:paragraph-properties style:line-height-at-least="0.2083in"/>
      <style:text-properties fo:language="en" fo:country="US"/>
    </style:style>
    <style:style style:name="P469" style:parent-style-name="TableContents" style:family="paragraph">
      <style:paragraph-properties style:line-height-at-least="0.2083in"/>
      <style:text-properties style:text-underline-type="single" style:text-underline-style="solid" style:text-underline-width="auto" style:text-underline-mode="continuous" fo:language="en" fo:country="US"/>
    </style:style>
    <style:style style:name="P470" style:parent-style-name="TableContents" style:family="paragraph">
      <style:paragraph-properties style:line-height-at-least="0.2083in"/>
      <style:text-properties fo:language="en" fo:country="US"/>
    </style:style>
    <style:style style:name="P471" style:parent-style-name="TableContents" style:family="paragraph">
      <style:paragraph-properties style:line-height-at-least="0.2083in"/>
      <style:text-properties fo:language="en" fo:country="US"/>
    </style:style>
    <style:style style:name="P472" style:parent-style-name="TableContents" style:family="paragraph">
      <style:paragraph-properties style:line-height-at-least="0.2083in"/>
      <style:text-properties fo:language="en" fo:country="US"/>
    </style:style>
    <style:style style:name="P473" style:parent-style-name="TableContents" style:family="paragraph">
      <style:paragraph-properties style:line-height-at-least="0.2083in"/>
      <style:text-properties fo:language="en" fo:country="US"/>
    </style:style>
    <style:style style:name="P474" style:parent-style-name="TableContents" style:family="paragraph">
      <style:paragraph-properties style:line-height-at-least="0.2083in"/>
      <style:text-properties fo:language="en" fo:country="US"/>
    </style:style>
    <style:style style:name="P475" style:parent-style-name="TableContents" style:family="paragraph">
      <style:paragraph-properties style:line-height-at-least="0.2083in"/>
      <style:text-properties fo:language="en" fo:country="US"/>
    </style:style>
    <style:style style:name="P476" style:parent-style-name="TableContents" style:family="paragraph">
      <style:paragraph-properties style:line-height-at-least="0.2083in"/>
      <style:text-properties fo:language="en" fo:country="US"/>
    </style:style>
    <style:style style:name="P477" style:parent-style-name="TableContents" style:family="paragraph">
      <style:paragraph-properties style:line-height-at-least="0.2083in"/>
      <style:text-properties fo:language="en" fo:country="US"/>
    </style:style>
    <style:style style:name="P478" style:parent-style-name="TableContents" style:family="paragraph">
      <style:paragraph-properties style:line-height-at-least="0.2083in"/>
      <style:text-properties fo:language="en" fo:country="US"/>
    </style:style>
    <style:style style:name="P479" style:parent-style-name="TableContents" style:family="paragraph">
      <style:paragraph-properties style:line-height-at-least="0.2083in"/>
      <style:text-properties fo:language="en" fo:country="US"/>
    </style:style>
    <style:style style:name="P480" style:parent-style-name="TableContents" style:family="paragraph">
      <style:paragraph-properties style:line-height-at-least="0.2083in"/>
      <style:text-properties fo:language="en" fo:country="US"/>
    </style:style>
    <style:style style:name="P481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482" style:parent-style-name="TableContents" style:family="paragraph">
      <style:paragraph-properties style:line-height-at-least="0.2083in"/>
    </style:style>
    <style:style style:name="T483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86" style:parent-style-name="TableContents" style:family="paragraph">
      <style:paragraph-properties style:line-height-at-least="0.2083in"/>
    </style:style>
    <style:style style:name="T4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488" style:parent-style-name="TableContents" style:family="paragraph">
      <style:paragraph-properties style:line-height-at-least="0.2083in"/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1" style:parent-style-name="TableContents" style:family="paragraph">
      <style:paragraph-properties style:line-height-at-least="0.2083in"/>
    </style:style>
    <style:style style:name="T4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3" style:parent-style-name="TableContents" style:family="paragraph">
      <style:paragraph-properties style:line-height-at-least="0.2083in"/>
    </style:style>
    <style:style style:name="T4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5" style:parent-style-name="TableContents" style:family="paragraph">
      <style:paragraph-properties style:line-height-at-least="0.2083in"/>
    </style:style>
    <style:style style:name="T4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8" style:parent-style-name="TableContents" style:family="paragraph">
      <style:paragraph-properties style:line-height-at-least="0.2083in"/>
    </style:style>
    <style:style style:name="T4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0" style:parent-style-name="TableContents" style:family="paragraph">
      <style:paragraph-properties style:line-height-at-least="0.2083in"/>
    </style:style>
    <style:style style:name="T5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3" style:parent-style-name="TableContents" style:family="paragraph">
      <style:paragraph-properties style:line-height-at-least="0.2083in"/>
    </style:style>
    <style:style style:name="T5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6" style:parent-style-name="TableContents" style:family="paragraph">
      <style:paragraph-properties style:line-height-at-least="0.2083in"/>
    </style:style>
    <style:style style:name="T5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08" style:parent-style-name="TableContents" style:family="paragraph">
      <style:paragraph-properties style:line-height-at-least="0.2083in"/>
    </style:style>
    <style:style style:name="T50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11" style:parent-style-name="TableContents" style:family="paragraph">
      <style:paragraph-properties style:line-height-at-least="0.2083in"/>
    </style:style>
    <style:style style:name="T5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13" style:parent-style-name="TableContents" style:family="paragraph">
      <style:paragraph-properties style:line-height-at-least="0.2083in"/>
    </style:style>
    <style:style style:name="T5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15" style:parent-style-name="TableContents" style:family="paragraph">
      <style:paragraph-properties style:line-height-at-least="0.2083in" fo:text-indent="0.5in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7" style:parent-style-name="TableContents" style:family="paragraph">
      <style:paragraph-properties style:line-height-at-least="0.2083in" fo:text-indent="0.5in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0" style:parent-style-name="TableContents" style:family="paragraph">
      <style:paragraph-properties style:line-height-at-least="0.2083in" fo:text-indent="0.5in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2" style:parent-style-name="TableContents" style:family="paragraph">
      <style:paragraph-properties style:line-height-at-least="0.2083in"/>
    </style:style>
    <style:style style:name="T5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24" style:parent-style-name="TableContents" style:family="paragraph">
      <style:paragraph-properties style:line-height-at-least="0.2083in" fo:text-indent="0.5in"/>
    </style:style>
    <style:style style:name="T5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6" style:parent-style-name="TableContents" style:family="paragraph">
      <style:paragraph-properties style:line-height-at-least="0.2083in"/>
    </style:style>
    <style:style style:name="T5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29" style:parent-style-name="TableContents" style:family="paragraph">
      <style:paragraph-properties style:line-height-at-least="0.2083in"/>
    </style:style>
    <style:style style:name="T5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31" style:parent-style-name="TableContents" style:family="paragraph">
      <style:paragraph-properties style:line-height-at-least="0.2083in" fo:text-indent="0.5in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4" style:parent-style-name="TableContents" style:family="paragraph">
      <style:paragraph-properties style:line-height-at-least="0.2083in" fo:text-indent="0.5in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6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8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0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4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4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6" style:parent-style-name="TableContents" style:family="paragraph">
      <style:paragraph-properties style:line-height-at-least="0.2083in"/>
    </style:style>
    <style:style style:name="T5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548" style:parent-style-name="TableContents" style:family="paragraph">
      <style:paragraph-properties style:line-height-at-least="0.2083in"/>
    </style:style>
    <style:style style:name="T5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5" style:parent-style-name="TableContents" style:family="paragraph">
      <style:paragraph-properties style:line-height-at-least="0.2083in"/>
    </style:style>
    <style:style style:name="T5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57" style:parent-style-name="TableContents" style:family="paragraph">
      <style:paragraph-properties style:line-height-at-least="0.2083in"/>
    </style:style>
    <style:style style:name="T5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5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560" style:parent-style-name="TableContents" style:family="paragraph">
      <style:paragraph-properties style:line-height-at-least="0.2083in"/>
    </style:style>
    <style:style style:name="T56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562" style:parent-style-name="TableContents" style:family="paragraph">
      <style:paragraph-properties style:line-height-at-least="0.2083in"/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64" style:parent-style-name="TableContents" style:family="paragraph">
      <style:paragraph-properties style:line-height-at-least="0.2083in"/>
    </style:style>
    <style:style style:name="T5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66" style:parent-style-name="TableContents" style:family="paragraph">
      <style:paragraph-properties style:line-height-at-least="0.2083in"/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8" style:parent-style-name="TableContents" style:family="paragraph">
      <style:paragraph-properties style:line-height-at-least="0.2083in" fo:margin-left="0.5in">
        <style:tab-stops/>
      </style:paragraph-properties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5" style:parent-style-name="TableContents" style:family="paragraph">
      <style:paragraph-properties style:line-height-at-least="0.2083in" fo:margin-left="0.5in">
        <style:tab-stops/>
      </style:paragraph-properties>
    </style:style>
    <style:style style:name="T5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8" style:parent-style-name="TableContents" style:family="paragraph">
      <style:paragraph-properties style:line-height-at-least="0.2083in"/>
    </style:style>
    <style:style style:name="T5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0" style:parent-style-name="TableContents" style:family="paragraph">
      <style:paragraph-properties style:line-height-at-least="0.2083in"/>
    </style:style>
    <style:style style:name="T5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2" style:parent-style-name="TableContents" style:family="paragraph">
      <style:paragraph-properties style:line-height-at-least="0.2083in"/>
    </style:style>
    <style:style style:name="T5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7" style:parent-style-name="TableContents" style:family="paragraph">
      <style:paragraph-properties style:line-height-at-least="0.2083in"/>
    </style:style>
    <style:style style:name="T5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9" style:parent-style-name="TableContents" style:family="paragraph">
      <style:paragraph-properties style:line-height-at-least="0.2083in"/>
    </style:style>
    <style:style style:name="T5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2" style:parent-style-name="TableContents" style:family="paragraph">
      <style:paragraph-properties style:line-height-at-least="0.2083in"/>
    </style:style>
    <style:style style:name="T5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6" style:parent-style-name="TableContents" style:family="paragraph">
      <style:paragraph-properties fo:break-before="column" style:line-height-at-least="0.2083in"/>
    </style:style>
    <style:style style:name="T5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98" style:parent-style-name="TableContents" style:family="paragraph">
      <style:paragraph-properties style:line-height-at-least="0.2083in" fo:text-indent="0.5in"/>
    </style:style>
    <style:style style:name="T5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1" style:parent-style-name="TableContents" style:family="paragraph">
      <style:paragraph-properties style:line-height-at-least="0.2083in"/>
    </style:style>
    <style:style style:name="T6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4" style:parent-style-name="TableContents" style:family="paragraph">
      <style:paragraph-properties style:line-height-at-least="0.2083in"/>
    </style:style>
    <style:style style:name="T6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6" style:parent-style-name="TableContents" style:family="paragraph">
      <style:paragraph-properties style:line-height-at-least="0.2083in"/>
    </style:style>
    <style:style style:name="T6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8" style:parent-style-name="TableContents" style:family="paragraph">
      <style:paragraph-properties style:line-height-at-least="0.2083in"/>
    </style:style>
    <style:style style:name="T6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0" style:parent-style-name="TableContents" style:family="paragraph">
      <style:paragraph-properties style:line-height-at-least="0.2083in" fo:text-indent="0.5in"/>
    </style:style>
    <style:style style:name="T6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3" style:parent-style-name="TableContents" style:family="paragraph">
      <style:paragraph-properties style:line-height-at-least="0.2083in"/>
    </style:style>
    <style:style style:name="T6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5" style:parent-style-name="TableContents" style:family="paragraph">
      <style:paragraph-properties style:line-height-at-least="0.2083in"/>
    </style:style>
    <style:style style:name="T6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17" style:parent-style-name="TableContents" style:family="paragraph">
      <style:paragraph-properties style:line-height-at-least="0.2083in" fo:text-indent="0.5in"/>
    </style:style>
    <style:style style:name="T6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0" style:parent-style-name="TableContents" style:family="paragraph">
      <style:paragraph-properties style:line-height-at-least="0.2083in" fo:text-indent="0.5in"/>
    </style:style>
    <style:style style:name="T6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2" style:parent-style-name="TableContents" style:family="paragraph">
      <style:paragraph-properties style:line-height-at-least="0.2083in" fo:text-indent="0.5in"/>
    </style:style>
    <style:style style:name="T6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4" style:parent-style-name="TableContents" style:family="paragraph">
      <style:paragraph-properties style:line-height-at-least="0.2083in" fo:text-indent="0.5in"/>
    </style:style>
    <style:style style:name="T6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9" style:parent-style-name="TableContents" style:family="paragraph">
      <style:paragraph-properties style:line-height-at-least="0.2083in" fo:text-indent="0.5in"/>
    </style:style>
    <style:style style:name="T6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2" style:parent-style-name="TableContents" style:family="paragraph">
      <style:paragraph-properties style:line-height-at-least="0.2083in" fo:text-indent="0.5in"/>
    </style:style>
    <style:style style:name="T6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4" style:parent-style-name="TableContents" style:family="paragraph">
      <style:paragraph-properties style:line-height-at-least="0.2083in" fo:text-indent="0.5in"/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6" style:parent-style-name="TableContents" style:family="paragraph">
      <style:paragraph-properties style:line-height-at-least="0.2083in" fo:text-indent="0.5in"/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9" style:parent-style-name="TableContents" style:family="paragraph">
      <style:paragraph-properties style:line-height-at-least="0.2083in" fo:text-indent="0.5in"/>
    </style:style>
    <style:style style:name="T6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1" style:parent-style-name="TableContents" style:family="paragraph">
      <style:paragraph-properties style:line-height-at-least="0.2083in" fo:text-indent="0.5in"/>
    </style:style>
    <style:style style:name="T6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45" style:parent-style-name="TableContents" style:family="paragraph">
      <style:paragraph-properties style:line-height-at-least="0.2083in"/>
    </style:style>
    <style:style style:name="T6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9" style:parent-style-name="TableContents" style:family="paragraph">
      <style:paragraph-properties style:line-height-at-least="0.2083in"/>
    </style:style>
    <style:style style:name="T65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3" style:parent-style-name="TableContents" style:family="paragraph">
      <style:paragraph-properties style:line-height-at-least="0.2083in"/>
    </style:style>
    <style:style style:name="T6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5" style:parent-style-name="TableContents" style:family="paragraph">
      <style:paragraph-properties style:line-height-at-least="0.2083in"/>
    </style:style>
    <style:style style:name="T6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8" style:parent-style-name="TableContents" style:family="paragraph">
      <style:paragraph-properties style:line-height-at-least="0.2083in"/>
    </style:style>
    <style:style style:name="T6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660" style:parent-style-name="TableContents" style:family="paragraph">
      <style:paragraph-properties style:line-height-at-least="0.2083in" fo:margin-left="0.5in">
        <style:tab-stops/>
      </style:paragraph-properties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9" style:parent-style-name="TableContents" style:family="paragraph">
      <style:paragraph-properties style:line-height-at-least="0.2083in" fo:margin-left="0.5in">
        <style:tab-stops/>
      </style:paragraph-properties>
    </style:style>
    <style:style style:name="T6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1" style:parent-style-name="TableContents" style:family="paragraph">
      <style:paragraph-properties style:line-height-at-least="0.2083in"/>
    </style:style>
    <style:style style:name="T6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673" style:parent-style-name="TableContents" style:family="paragraph">
      <style:paragraph-properties style:line-height-at-least="0.2083in" fo:margin-left="0.5in">
        <style:tab-stops/>
      </style:paragraph-properties>
    </style:style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6" style:parent-style-name="TableContents" style:family="paragraph">
      <style:paragraph-properties style:line-height-at-least="0.2083in" fo:margin-left="0.5in">
        <style:tab-stops/>
      </style:paragraph-properties>
    </style:style>
    <style:style style:name="T6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8" style:parent-style-name="TableContents" style:family="paragraph">
      <style:paragraph-properties style:line-height-at-least="0.2083in"/>
    </style:style>
    <style:style style:name="T6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0" style:parent-style-name="TableContents" style:family="paragraph">
      <style:paragraph-properties style:line-height-at-least="0.2083in" fo:margin-left="0.5in">
        <style:tab-stops/>
      </style:paragraph-properties>
    </style:style>
    <style:style style:name="T6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5" style:parent-style-name="TableContents" style:family="paragraph">
      <style:paragraph-properties style:line-height-at-least="0.2083in" fo:text-indent="0.5in"/>
    </style:style>
    <style:style style:name="T6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7" style:parent-style-name="TableContents" style:family="paragraph">
      <style:paragraph-properties style:line-height-at-least="0.2083in" fo:text-indent="0.5in"/>
    </style:style>
    <style:style style:name="T6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9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2" style:parent-style-name="TableContents" style:family="paragraph">
      <style:paragraph-properties style:line-height-at-least="0.2083in"/>
    </style:style>
    <style:style style:name="T6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4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695" style:parent-style-name="TableContents" style:family="paragraph">
      <style:paragraph-properties style:line-height-at-least="0.2083in"/>
      <style:text-properties fo:language="en" fo:country="US"/>
    </style:style>
    <style:style style:name="T6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98" style:parent-style-name="Standard" style:family="paragraph">
      <style:text-properties fo:language="en" fo:country="US"/>
    </style:style>
    <style:style style:name="T6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32" style:parent-style-name="Standard" style:family="paragraph">
      <style:paragraph-properties fo:margin-left="0.5in">
        <style:tab-stops/>
      </style:paragraph-properties>
    </style:style>
    <style:style style:name="T7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34" style:parent-style-name="Standard" style:family="paragraph"/>
    <style:style style:name="T7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43" style:parent-style-name="Standard" style:family="paragraph">
      <style:paragraph-properties fo:margin-left="0.5in">
        <style:tab-stops/>
      </style:paragraph-properties>
    </style:style>
    <style:style style:name="T74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745" style:parent-style-name="Standard" style:family="paragraph">
      <style:paragraph-properties fo:margin-left="0.5in">
        <style:tab-stops/>
      </style:paragraph-properties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7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748" style:parent-style-name="Standard" style:family="paragraph">
      <style:paragraph-properties fo:margin-left="0.5in">
        <style:tab-stops/>
      </style:paragraph-properties>
    </style:style>
    <style:style style:name="T74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7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1" style:parent-style-name="Standard" style:family="paragraph">
      <style:paragraph-properties fo:margin-left="0.5in">
        <style:tab-stops/>
      </style:paragraph-properties>
    </style:style>
    <style:style style:name="T7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3" style:parent-style-name="Standard" style:family="paragraph">
      <style:paragraph-properties fo:margin-left="0.5in">
        <style:tab-stops/>
      </style:paragraph-properties>
    </style:style>
    <style:style style:name="T7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5" style:parent-style-name="Standard" style:family="paragraph"/>
    <style:style style:name="T7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7" style:parent-style-name="Standard" style:family="paragraph">
      <style:paragraph-properties fo:margin-left="0.5in">
        <style:tab-stops/>
      </style:paragraph-properties>
    </style:style>
    <style:style style:name="T7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9" style:parent-style-name="Standard" style:family="paragraph">
      <style:paragraph-properties fo:margin-left="0.5in">
        <style:tab-stops/>
      </style:paragraph-properties>
    </style:style>
    <style:style style:name="T7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5" style:parent-style-name="Standard" style:family="paragraph">
      <style:paragraph-properties fo:margin-left="0.5in">
        <style:tab-stops/>
      </style:paragraph-properties>
    </style:style>
    <style:style style:name="T7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8" style:parent-style-name="Standard" style:family="paragraph">
      <style:paragraph-properties fo:margin-left="0.5in">
        <style:tab-stops/>
      </style:paragraph-properties>
    </style:style>
    <style:style style:name="T7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0" style:parent-style-name="Standard" style:family="paragraph">
      <style:paragraph-properties fo:margin-left="0.5in">
        <style:tab-stops/>
      </style:paragraph-properties>
    </style:style>
    <style:style style:name="T7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4" style:parent-style-name="Standard" style:family="paragraph">
      <style:paragraph-properties fo:margin-left="0.5in">
        <style:tab-stops/>
      </style:paragraph-properties>
    </style:style>
    <style:style style:name="T7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6" style:parent-style-name="Standard" style:family="paragraph">
      <style:paragraph-properties fo:margin-left="0.5in">
        <style:tab-stops/>
      </style:paragraph-properties>
    </style:style>
    <style:style style:name="T7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8" style:parent-style-name="Standard" style:family="paragraph">
      <style:paragraph-properties fo:margin-left="0.5in">
        <style:tab-stops/>
      </style:paragraph-properties>
    </style:style>
    <style:style style:name="T7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0" style:parent-style-name="Standard" style:family="paragraph">
      <style:paragraph-properties fo:margin-left="0.5in">
        <style:tab-stops/>
      </style:paragraph-properties>
    </style:style>
    <style:style style:name="T7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3" style:parent-style-name="Standard" style:family="paragraph">
      <style:paragraph-properties fo:margin-left="0.5in">
        <style:tab-stops/>
      </style:paragraph-properties>
    </style:style>
    <style:style style:name="T7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6" style:parent-style-name="Standard" style:family="paragraph">
      <style:paragraph-properties fo:margin-left="0.5in">
        <style:tab-stops/>
      </style:paragraph-properties>
    </style:style>
    <style:style style:name="T7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8" style:parent-style-name="Standard" style:family="paragraph">
      <style:paragraph-properties fo:margin-left="0.5in">
        <style:tab-stops/>
      </style:paragraph-properties>
    </style:style>
    <style:style style:name="T7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0" style:parent-style-name="Standard" style:family="paragraph">
      <style:paragraph-properties fo:margin-left="0.5in">
        <style:tab-stops/>
      </style:paragraph-properties>
    </style:style>
    <style:style style:name="P791" style:parent-style-name="Standard" style:family="paragraph"/>
    <style:style style:name="T79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7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8" style:parent-style-name="Standard" style:family="paragraph">
      <style:paragraph-properties fo:margin-left="0.5in">
        <style:tab-stops/>
      </style:paragraph-properties>
    </style:style>
    <style:style style:name="T799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1" style:parent-style-name="Standard" style:family="paragraph">
      <style:paragraph-properties fo:margin-left="0.5in">
        <style:tab-stops/>
      </style:paragraph-properties>
    </style:style>
    <style:style style:name="T8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3" style:parent-style-name="Standard" style:family="paragraph">
      <style:paragraph-properties fo:margin-left="0.5in">
        <style:tab-stops/>
      </style:paragraph-properties>
    </style:style>
    <style:style style:name="T8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7" style:parent-style-name="Standard" style:family="paragraph">
      <style:paragraph-properties fo:margin-left="0.5in">
        <style:tab-stops/>
      </style:paragraph-properties>
    </style:style>
    <style:style style:name="T8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9" style:parent-style-name="Standard" style:family="paragraph">
      <style:paragraph-properties fo:margin-left="0.5in">
        <style:tab-stops/>
      </style:paragraph-properties>
    </style:style>
    <style:style style:name="T8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15" style:parent-style-name="Standard" style:family="paragraph">
      <style:paragraph-properties fo:margin-left="0.5in">
        <style:tab-stops/>
      </style:paragraph-properties>
    </style:style>
    <style:style style:name="T8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7" style:parent-style-name="Standard" style:family="paragraph">
      <style:paragraph-properties fo:margin-left="0.5in">
        <style:tab-stops/>
      </style:paragraph-properties>
    </style:style>
    <style:style style:name="T8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9" style:parent-style-name="Standard" style:family="paragraph">
      <style:paragraph-properties fo:margin-left="0.5in">
        <style:tab-stops/>
      </style:paragraph-properties>
    </style:style>
    <style:style style:name="T8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1" style:parent-style-name="Standard" style:family="paragraph">
      <style:paragraph-properties fo:margin-left="0.5in">
        <style:tab-stops/>
      </style:paragraph-properties>
    </style:style>
    <style:style style:name="T8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3" style:parent-style-name="Standard" style:family="paragraph">
      <style:paragraph-properties fo:margin-left="0.5in">
        <style:tab-stops/>
      </style:paragraph-properties>
    </style:style>
    <style:style style:name="T8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5" style:parent-style-name="Standard" style:family="paragraph">
      <style:paragraph-properties fo:margin-left="0.5in">
        <style:tab-stops/>
      </style:paragraph-properties>
    </style:style>
    <style:style style:name="T8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7" style:parent-style-name="Standard" style:family="paragraph">
      <style:paragraph-properties fo:margin-left="0.5in">
        <style:tab-stops/>
      </style:paragraph-properties>
    </style:style>
    <style:style style:name="T8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9" style:parent-style-name="Standard" style:family="paragraph">
      <style:paragraph-properties fo:margin-left="0.5in">
        <style:tab-stops/>
      </style:paragraph-properties>
    </style:style>
    <style:style style:name="T8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1" style:parent-style-name="Standard" style:family="paragraph">
      <style:paragraph-properties fo:margin-left="0.5in">
        <style:tab-stops/>
      </style:paragraph-properties>
    </style:style>
    <style:style style:name="T8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3" style:parent-style-name="Standard" style:family="paragraph">
      <style:paragraph-properties fo:margin-left="0.5in">
        <style:tab-stops/>
      </style:paragraph-properties>
    </style:style>
    <style:style style:name="T8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5" style:parent-style-name="Standard" style:family="paragraph">
      <style:paragraph-properties fo:margin-left="0.5in">
        <style:tab-stops/>
      </style:paragraph-properties>
    </style:style>
    <style:style style:name="T8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7" style:parent-style-name="Standard" style:family="paragraph">
      <style:paragraph-properties fo:margin-left="0.5in">
        <style:tab-stops/>
      </style:paragraph-properties>
    </style:style>
    <style:style style:name="T8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9" style:parent-style-name="Standard" style:family="paragraph">
      <style:paragraph-properties fo:margin-left="0.5in">
        <style:tab-stops/>
      </style:paragraph-properties>
    </style:style>
    <style:style style:name="T8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1" style:parent-style-name="Standard" style:family="paragraph">
      <style:paragraph-properties fo:margin-left="0.5in">
        <style:tab-stops/>
      </style:paragraph-properties>
    </style:style>
    <style:style style:name="T8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3" style:parent-style-name="Standard" style:family="paragraph">
      <style:paragraph-properties fo:margin-left="0.5in">
        <style:tab-stops/>
      </style:paragraph-properties>
    </style:style>
    <style:style style:name="T8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6" style:parent-style-name="Standard" style:family="paragraph">
      <style:paragraph-properties fo:margin-left="0.5in">
        <style:tab-stops/>
      </style:paragraph-properties>
    </style:style>
    <style:style style:name="T8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8" style:parent-style-name="Standard" style:family="paragraph">
      <style:paragraph-properties fo:margin-left="0.5in">
        <style:tab-stops/>
      </style:paragraph-properties>
    </style:style>
    <style:style style:name="T8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0" style:parent-style-name="Standard" style:family="paragraph">
      <style:paragraph-properties fo:margin-left="0.5in">
        <style:tab-stops/>
      </style:paragraph-properties>
    </style:style>
    <style:style style:name="T85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852" style:parent-style-name="Standard" style:family="paragraph">
      <style:paragraph-properties fo:margin-left="0.5in">
        <style:tab-stops/>
      </style:paragraph-properties>
    </style:style>
    <style:style style:name="T85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854" style:parent-style-name="Standard" style:family="paragraph">
      <style:paragraph-properties fo:margin-left="0.5in">
        <style:tab-stops/>
      </style:paragraph-properties>
    </style:style>
    <style:style style:name="T85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8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7" style:parent-style-name="Standard" style:family="paragraph">
      <style:paragraph-properties fo:margin-left="0.5in">
        <style:tab-stops/>
      </style:paragraph-properties>
    </style:style>
    <style:style style:name="T8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9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860" style:parent-style-name="Standard" style:family="paragraph">
      <style:paragraph-properties fo:margin-left="0.5in">
        <style:tab-stops/>
      </style:paragraph-properties>
    </style:style>
    <style:style style:name="T86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6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7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7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7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7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7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91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92" style:parent-style-name="Standard" style:family="paragraph">
      <style:paragraph-properties fo:margin-left="0.5in">
        <style:tab-stops/>
      </style:paragraph-properties>
    </style:style>
    <style:style style:name="T8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95" style:parent-style-name="Standard" style:family="paragraph">
      <style:paragraph-properties fo:margin-left="0.5in">
        <style:tab-stops/>
      </style:paragraph-properties>
    </style:style>
    <style:style style:name="T89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7" style:parent-style-name="Standard" style:family="paragraph">
      <style:paragraph-properties fo:margin-left="0.5in">
        <style:tab-stops/>
      </style:paragraph-properties>
    </style:style>
    <style:style style:name="T8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9" style:parent-style-name="Standard" style:family="paragraph">
      <style:paragraph-properties fo:margin-left="0.5in">
        <style:tab-stops/>
      </style:paragraph-properties>
    </style:style>
    <style:style style:name="T9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1" style:parent-style-name="Standard" style:family="paragraph">
      <style:paragraph-properties fo:margin-left="0.5in">
        <style:tab-stops/>
      </style:paragraph-properties>
    </style:style>
    <style:style style:name="T9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3" style:parent-style-name="Standard" style:family="paragraph">
      <style:paragraph-properties fo:margin-left="0.5in">
        <style:tab-stops/>
      </style:paragraph-properties>
    </style:style>
    <style:style style:name="T9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0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6" style:parent-style-name="Standard" style:family="paragraph">
      <style:paragraph-properties fo:margin-left="0.5in">
        <style:tab-stops/>
      </style:paragraph-properties>
    </style:style>
    <style:style style:name="T9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8" style:parent-style-name="Standard" style:family="paragraph">
      <style:paragraph-properties fo:margin-left="0.5in">
        <style:tab-stops/>
      </style:paragraph-properties>
    </style:style>
    <style:style style:name="T90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0" style:parent-style-name="Standard" style:family="paragraph">
      <style:paragraph-properties fo:margin-left="0.5in">
        <style:tab-stops/>
      </style:paragraph-properties>
    </style:style>
    <style:style style:name="T91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2" style:parent-style-name="Standard" style:family="paragraph">
      <style:paragraph-properties fo:margin-left="0.5in">
        <style:tab-stops/>
      </style:paragraph-properties>
    </style:style>
    <style:style style:name="T9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4" style:parent-style-name="Standard" style:family="paragraph">
      <style:paragraph-properties fo:margin-left="0.5in">
        <style:tab-stops/>
      </style:paragraph-properties>
    </style:style>
    <style:style style:name="T9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6" style:parent-style-name="Standard" style:family="paragraph">
      <style:paragraph-properties fo:margin-left="0.5in">
        <style:tab-stops/>
      </style:paragraph-properties>
    </style:style>
    <style:style style:name="T91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8" style:parent-style-name="Standard" style:family="paragraph">
      <style:paragraph-properties fo:margin-left="0.5in">
        <style:tab-stops/>
      </style:paragraph-properties>
    </style:style>
    <style:style style:name="T9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2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1" style:parent-style-name="Standard" style:family="paragraph">
      <style:paragraph-properties fo:margin-left="0.5in">
        <style:tab-stops/>
      </style:paragraph-properties>
    </style:style>
    <style:style style:name="T9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3" style:parent-style-name="Standard" style:family="paragraph">
      <style:paragraph-properties fo:margin-left="0.5in">
        <style:tab-stops/>
      </style:paragraph-properties>
    </style:style>
    <style:style style:name="T9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5" style:parent-style-name="Standard" style:family="paragraph">
      <style:paragraph-properties fo:margin-left="0.5in">
        <style:tab-stops/>
      </style:paragraph-properties>
    </style:style>
    <style:style style:name="T9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7" style:parent-style-name="Standard" style:family="paragraph">
      <style:paragraph-properties fo:margin-left="0.5in">
        <style:tab-stops/>
      </style:paragraph-properties>
    </style:style>
    <style:style style:name="T9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9" style:parent-style-name="Standard" style:family="paragraph">
      <style:paragraph-properties fo:margin-left="0.5in">
        <style:tab-stops/>
      </style:paragraph-properties>
    </style:style>
    <style:style style:name="T9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1" style:parent-style-name="Standard" style:family="paragraph">
      <style:paragraph-properties fo:margin-left="0.5in">
        <style:tab-stops/>
      </style:paragraph-properties>
    </style:style>
    <style:style style:name="T93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3" style:parent-style-name="Standard" style:family="paragraph">
      <style:paragraph-properties fo:margin-left="0.5in">
        <style:tab-stops/>
      </style:paragraph-properties>
    </style:style>
    <style:style style:name="T93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5" style:parent-style-name="Standard" style:family="paragraph">
      <style:paragraph-properties fo:margin-left="0.5in">
        <style:tab-stops/>
      </style:paragraph-properties>
    </style:style>
    <style:style style:name="T93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7" style:parent-style-name="Standard" style:family="paragraph">
      <style:paragraph-properties fo:margin-left="0.5in">
        <style:tab-stops/>
      </style:paragraph-properties>
    </style:style>
    <style:style style:name="T9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9" style:parent-style-name="Standard" style:family="paragraph">
      <style:paragraph-properties fo:margin-left="0.5in">
        <style:tab-stops/>
      </style:paragraph-properties>
    </style:style>
    <style:style style:name="T9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41" style:parent-style-name="Standard" style:family="paragraph">
      <style:paragraph-properties fo:margin-left="0.5in">
        <style:tab-stops/>
      </style:paragraph-properties>
    </style:style>
    <style:style style:name="T94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43" style:parent-style-name="Standard" style:family="paragraph">
      <style:paragraph-properties fo:margin-left="0.5in">
        <style:tab-stops/>
      </style:paragraph-properties>
    </style:style>
    <style:style style:name="T94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4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47" style:parent-style-name="Standard" style:family="paragraph">
      <style:paragraph-properties fo:margin-left="0.5in">
        <style:tab-stops/>
      </style:paragraph-properties>
    </style:style>
    <style:style style:name="T9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49" style:parent-style-name="Standard" style:family="paragraph">
      <style:paragraph-properties fo:margin-left="0.5in">
        <style:tab-stops/>
      </style:paragraph-properties>
    </style:style>
    <style:style style:name="T95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51" style:parent-style-name="Standard" style:family="paragraph"/>
    <style:style style:name="T9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53" style:parent-style-name="Standard" style:family="paragraph"/>
    <style:style style:name="T9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55" style:parent-style-name="Standard" style:family="paragraph"/>
    <style:style style:name="T9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57" style:parent-style-name="Standard" style:family="paragraph"/>
    <style:style style:name="T9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59" style:parent-style-name="Standard" style:family="paragraph"/>
    <style:style style:name="T9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61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9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63" style:parent-style-name="Standard" style:family="paragraph">
      <style:paragraph-properties fo:margin-left="0.5in">
        <style:tab-stops/>
      </style:paragraph-properties>
    </style:style>
    <style:style style:name="T96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65" style:parent-style-name="Standard" style:family="paragraph"/>
    <style:style style:name="T96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9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69" style:parent-style-name="Standard" style:family="paragraph"/>
    <style:style style:name="T9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71" style:parent-style-name="Standard" style:family="paragraph"/>
    <style:style style:name="T9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7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75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76" style:parent-style-name="Standard" style:family="paragraph">
      <style:paragraph-properties fo:margin-left="0.5in">
        <style:tab-stops/>
      </style:paragraph-properties>
    </style:style>
    <style:style style:name="T9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78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79" style:parent-style-name="Standard" style:family="paragraph">
      <style:paragraph-properties fo:margin-left="1in">
        <style:tab-stops/>
      </style:paragraph-properties>
    </style:style>
    <style:style style:name="T9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81" style:parent-style-name="Standard" style:family="paragraph">
      <style:paragraph-properties fo:margin-left="1in">
        <style:tab-stops/>
      </style:paragraph-properties>
    </style:style>
    <style:style style:name="T9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83" style:parent-style-name="Standard" style:family="paragraph">
      <style:paragraph-properties fo:margin-left="1in">
        <style:tab-stops/>
      </style:paragraph-properties>
    </style:style>
    <style:style style:name="T9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85" style:parent-style-name="Standard" style:family="paragraph">
      <style:paragraph-properties fo:margin-left="1in">
        <style:tab-stops/>
      </style:paragraph-properties>
    </style:style>
    <style:style style:name="T9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87" style:parent-style-name="Standard" style:family="paragraph">
      <style:paragraph-properties fo:margin-left="1in">
        <style:tab-stops/>
      </style:paragraph-properties>
    </style:style>
    <style:style style:name="T9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89" style:parent-style-name="Standard" style:family="paragraph">
      <style:paragraph-properties fo:margin-left="1in">
        <style:tab-stops/>
      </style:paragraph-properties>
    </style:style>
    <style:style style:name="T9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91" style:parent-style-name="Standard" style:family="paragraph">
      <style:paragraph-properties fo:margin-left="1in">
        <style:tab-stops/>
      </style:paragraph-properties>
    </style:style>
    <style:style style:name="T9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93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94" style:parent-style-name="Standard" style:family="paragraph">
      <style:paragraph-properties fo:margin-left="1in">
        <style:tab-stops/>
      </style:paragraph-properties>
    </style:style>
    <style:style style:name="T9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9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97" style:parent-style-name="Standard" style:family="paragraph">
      <style:paragraph-properties fo:margin-left="1in">
        <style:tab-stops/>
      </style:paragraph-properties>
    </style:style>
    <style:style style:name="T9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99" style:parent-style-name="Standard" style:family="paragraph">
      <style:paragraph-properties fo:margin-left="1in">
        <style:tab-stops/>
      </style:paragraph-properties>
    </style:style>
    <style:style style:name="T10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1001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1002" style:parent-style-name="Standard" style:family="paragraph">
      <style:paragraph-properties fo:margin-left="0.5in">
        <style:tab-stops/>
      </style:paragraph-properties>
    </style:style>
    <style:style style:name="T10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100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1009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101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4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102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10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7" style:parent-style-name="TableContents" style:family="paragraph">
      <style:paragraph-properties style:line-height-at-least="0.2083in"/>
      <style:text-properties fo:language="en" fo:country="US"/>
    </style:style>
    <style:style style:name="P1028" style:parent-style-name="Standard" style:family="paragraph">
      <style:text-properties fo:language="en" fo:country="US"/>
    </style:style>
    <style:style style:name="T10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30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031" style:parent-style-name="TableContents" style:family="paragraph">
      <style:paragraph-properties style:line-height-at-least="0.2083in"/>
    </style:style>
    <style:style style:name="T103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03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03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035" style:parent-style-name="TableContents" style:family="paragraph">
      <style:paragraph-properties style:line-height-at-least="0.2083in"/>
    </style:style>
    <style:style style:name="T103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037" style:parent-style-name="TableContents" style:family="paragraph">
      <style:paragraph-properties style:line-height-at-least="0.2083in"/>
    </style:style>
    <style:style style:name="T103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03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04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041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1042" style:parent-style-name="TableContents" style:family="paragraph">
      <style:paragraph-properties style:line-height-at-least="0.2083in"/>
    </style:style>
    <style:style style:name="T1043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1044" style:parent-style-name="TableContents" style:family="paragraph">
      <style:paragraph-properties style:line-height-at-least="0.2083in"/>
    </style:style>
    <style:style style:name="T104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46" style:parent-style-name="TableContents" style:family="paragraph">
      <style:paragraph-properties style:line-height-at-least="0.2083in"/>
    </style:style>
    <style:style style:name="T104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104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49" style:parent-style-name="TableContents" style:family="paragraph">
      <style:paragraph-properties style:line-height-at-least="0.2083in"/>
      <style:text-properties fo:language="en" fo:country="US"/>
    </style:style>
    <style:style style:name="P1050" style:parent-style-name="Standard" style:family="paragraph">
      <style:text-properties fo:language="en" fo:country="US"/>
    </style:style>
    <style:style style:name="T10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10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10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105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105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1057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58" style:parent-style-name="pu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59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60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61" style:parent-style-name="pu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62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1063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4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5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6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7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8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1069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P1070" style:parent-style-name="TableContents" style:family="paragraph">
      <style:paragraph-properties style:line-height-at-least="0.2083in"/>
    </style:style>
    <style:style style:name="P1071" style:parent-style-name="TableContents" style:family="paragraph">
      <style:paragraph-properties style:line-height-at-least="0.2083in"/>
    </style:style>
    <style:style style:name="T10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10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1074" style:parent-style-name="TableContents" style:family="paragraph">
      <style:paragraph-properties style:line-height-at-least="0.2083in"/>
    </style:style>
    <style:style style:name="T1075" style:parent-style-name="DefaultParagraphFont" style:family="text">
      <style:text-properties style:font-name="Lucida Sans Unicode" style:font-name-asian="Times New Roman" style:font-name-complex="Lucida Sans Unicode" fo:font-weight="bold" style:font-weight-asian="bold" style:font-weight-complex="bold" fo:letter-spacing="-0.0027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76" style:parent-style-name="Normal" style:family="paragraph">
      <style:paragraph-properties style:vertical-align="auto" fo:background-color="#FFFFFF"/>
      <style:text-properties fo:hyphenate="true"/>
    </style:style>
    <style:style style:name="T1077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78" style:parent-style-name="DefaultParagraphFont" style:family="text">
      <style:text-properties style:font-name="Courier New" style:font-name-asian="Times New Roman" style:font-name-complex="Courier New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79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80" style:parent-style-name="DefaultParagraphFont" style:family="text">
      <style:text-properties style:font-name="Courier New" style:font-name-asian="Times New Roman" style:font-name-complex="Courier New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81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82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83" style:parent-style-name="TableContents" style:family="paragraph">
      <style:paragraph-properties style:line-height-at-least="0.2083in"/>
      <style:text-properties fo:language="en" fo:country="US"/>
    </style:style>
    <style:style style:name="P1084" style:parent-style-name="TableContents" style:family="paragraph">
      <style:paragraph-properties style:line-height-at-least="0.2083in"/>
      <style:text-properties fo:language="en" fo:country="US"/>
    </style:style>
    <style:style style:name="P1085" style:parent-style-name="TableContents" style:family="paragraph">
      <style:paragraph-properties style:line-height-at-least="0.2083in"/>
      <style:text-properties style:font-name="Lucida Sans Unicode" style:font-name-asian="Times New Roman" style:font-name-complex="Lucida Sans Unicode" fo:font-weight="bold" style:font-weight-asian="bold" style:font-weight-complex="bold" fo:letter-spacing="-0.0027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86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87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88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89" style:parent-style-name="Normal" style:family="paragraph">
      <style:paragraph-properties style:vertical-align="auto" fo:background-color="#FFFFFF"/>
      <style:text-properties fo:hyphenate="true"/>
    </style:style>
    <style:style style:name="T1090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91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92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93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94" style:parent-style-name="TableContents" style:family="paragraph">
      <style:paragraph-properties style:line-height-at-least="0.2083in"/>
      <style:text-properties fo:language="en" fo:country="US"/>
    </style:style>
    <style:style style:name="P1095" style:parent-style-name="Standard" style:family="paragraph">
      <style:text-properties fo:language="en" fo:country="US"/>
    </style:style>
    <style:style style:name="P1096" style:parent-style-name="Standard" style:family="paragraph">
      <style:paragraph-properties fo:break-before="column"/>
    </style:style>
    <style:style style:name="T1097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1098" style:parent-style-name="Standard" style:family="paragraph">
      <style:text-properties fo:language="en" fo:country="US"/>
    </style:style>
    <style:style style:name="P1099" style:parent-style-name="Standard" style:family="paragraph">
      <style:text-properties fo:language="en" fo:country="US"/>
    </style:style>
    <style:style style:name="P1100" style:parent-style-name="Standard" style:family="paragraph">
      <style:text-properties fo:language="en" fo:country="US"/>
    </style:style>
    <style:style style:name="P1101" style:parent-style-name="Standard" style:family="paragraph">
      <style:text-properties fo:language="en" fo:country="US"/>
    </style:style>
    <style:style style:name="P1102" style:parent-style-name="Standard" style:family="paragraph">
      <style:text-properties fo:language="en" fo:country="US"/>
    </style:style>
    <style:style style:name="P1103" style:parent-style-name="Standard" style:family="paragraph">
      <style:text-properties fo:language="en" fo:country="US"/>
    </style:style>
    <style:style style:name="P1104" style:parent-style-name="Standard" style:family="paragraph">
      <style:text-properties fo:language="en" fo:country="US"/>
    </style:style>
    <style:style style:name="P1105" style:parent-style-name="Standard" style:family="paragraph">
      <style:text-properties fo:language="en" fo:country="US"/>
    </style:style>
    <style:style style:name="P1106" style:parent-style-name="Standard" style:family="paragraph">
      <style:text-properties fo:language="en" fo:country="US"/>
    </style:style>
    <style:style style:name="P1107" style:parent-style-name="Standard" style:family="paragraph">
      <style:text-properties fo:language="en" fo:country="US"/>
    </style:style>
    <style:style style:name="P1108" style:parent-style-name="Standard" style:family="paragraph">
      <style:text-properties fo:language="en" fo:country="US"/>
    </style:style>
    <style:style style:name="P110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10" style:parent-style-name="Standard" style:family="paragraph">
      <style:text-properties fo:language="en" fo:country="US"/>
    </style:style>
    <style:style style:name="P1111" style:parent-style-name="Standard" style:family="paragraph">
      <style:text-properties fo:language="en" fo:country="US"/>
    </style:style>
    <style:style style:name="P1112" style:parent-style-name="Standard" style:family="paragraph">
      <style:text-properties fo:language="en" fo:country="US"/>
    </style:style>
    <style:style style:name="P1113" style:parent-style-name="Standard" style:family="paragraph">
      <style:text-properties fo:language="en" fo:country="US"/>
    </style:style>
    <style:style style:name="P1114" style:parent-style-name="Standard" style:family="paragraph">
      <style:text-properties fo:language="en" fo:country="US"/>
    </style:style>
    <style:style style:name="P1115" style:parent-style-name="Standard" style:family="paragraph">
      <style:text-properties fo:language="en" fo:country="US"/>
    </style:style>
    <style:style style:name="P1116" style:parent-style-name="Standard" style:family="paragraph">
      <style:text-properties fo:language="en" fo:country="US"/>
    </style:style>
    <style:style style:name="P1117" style:parent-style-name="Standard" style:family="paragraph">
      <style:text-properties fo:language="en" fo:country="US"/>
    </style:style>
    <style:style style:name="P1118" style:parent-style-name="Standard" style:family="paragraph">
      <style:text-properties fo:language="en" fo:country="US"/>
    </style:style>
    <style:style style:name="P1119" style:parent-style-name="Standard" style:family="paragraph">
      <style:text-properties fo:language="en" fo:country="US"/>
    </style:style>
    <style:style style:name="P1120" style:parent-style-name="Standard" style:family="paragraph">
      <style:text-properties fo:language="en" fo:country="US"/>
    </style:style>
    <style:style style:name="P1121" style:parent-style-name="Standard" style:family="paragraph">
      <style:text-properties fo:language="en" fo:country="US"/>
    </style:style>
    <style:style style:name="P1122" style:parent-style-name="Standard" style:family="paragraph">
      <style:text-properties fo:language="en" fo:country="US"/>
    </style:style>
    <style:style style:name="P1123" style:parent-style-name="Standard" style:family="paragraph">
      <style:text-properties fo:language="en" fo:country="US"/>
    </style:style>
    <style:style style:name="P1124" style:parent-style-name="Standard" style:family="paragraph">
      <style:text-properties fo:language="en" fo:country="US"/>
    </style:style>
    <style:style style:name="P1125" style:parent-style-name="Standard" style:family="paragraph">
      <style:paragraph-properties fo:break-before="column"/>
    </style:style>
    <style:style style:name="T11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27" style:parent-style-name="Standard" style:family="paragraph">
      <style:text-properties fo:language="en" fo:country="US"/>
    </style:style>
    <style:style style:name="T112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112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130" style:parent-style-name="Standard" style:family="paragraph">
      <style:text-properties fo:language="en" fo:country="US"/>
    </style:style>
    <style:style style:name="P11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2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4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5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8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0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1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27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277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Install Angular CLI:<text:s/></text:span><text:a xlink:href="https://cli.angular.io/" office:target-frame-name="_top" xlink:show="replace"><text:span text:style-name="Hyperlink">https://cli.angular.io/</text:span></text:a></text:p>
      <text:p text:style-name="P3">npm install -g @angular/cli<text:line-break/><text:span text:style-name="T4">npm config set strict-ssl false</text:span><text:line-break/><text:span text:style-name="T5">npm config set registry http://registry.npmjs.org/ <text:s/></text:span></text:p>
      <text:p text:style-name="P6"/>
      <text:p text:style-name="P7">Iniciando novo projeto com Angular CLI:</text:p>
      <text:p text:style-name="P8">ng new nomedoprojeto</text:p>
      <text:p text:style-name="Standard"/>
      <text:p text:style-name="P9">Criando módulos:</text:p>
      <text:p text:style-name="P10">$ ng g module people</text:p>
      <text:p text:style-name="Standard"><text:span text:style-name="T11"><text:line-break/></text:span><text:span text:style-name="T12">Criando componentes:</text:span></text:p>
      <text:p text:style-name="P13">$ ng g component people/people</text:p>
      <text:p text:style-name="P14"/>
      <text:p text:style-name="P15">Build da app:</text:p>
      <text:p text:style-name="Standard"><text:span text:style-name="T16">ng build then copy folder dist</text:span></text:p>
      <text:p text:style-name="P17"/>
      <text:p text:style-name="PreformattedText"><text:span text:style-name="T18"># optional: Angular material<text:s/></text:span><text:span text:style-name="T19">installation</text:span></text:p>
      <text:p text:style-name="P20"><text:span text:style-name="T21">npm install --save @angular/material @angular/cdk</text:span><text:span text:style-name="T22"><text:line-break/></text:span><text:span text:style-name="T23">npm install --save @angular/animations</text:span></text:p>
      <text:p text:style-name="P24"><text:span text:style-name="T25">npm install --save hammerjs</text:span></text:p>
      <text:p text:style-name="P26"><text:span text:style-name="T27">main.css: import 'hammerjs';</text:span><text:span text:style-name="T28"><text:line-break/></text:span><text:span text:style-name="T29">styless.css: @import<text:s/></text:span><text:a xlink:href="mailto:~@angular/material/prebuilt-themes/indigo-pink.css" office:target-frame-name="_top" xlink:show="replace"><text:span text:style-name="T30">~@angular/material/prebuilt-themes/indigo-pink.css</text:span></text:a></text:p>
      <text:p text:style-name="P31"/>
      <text:p text:style-name="P32">Two Way DataBinding and Form Validation</text:p>
      <text:p text:style-name="P33"><text:span text:style-name="T34">In order to use two-way data binding for form inputs you need to import the FormsModule package in your Angular module.</text:span></text:p>
      <text:p text:style-name="P35"><text:span text:style-name="T36">import { FormsModule, ReactiveFormsModule }<text:s/></text:span><text:span text:style-name="T37">from '@angular/forms';</text:span></text:p>
      <text:p text:style-name="P38"><text:span text:style-name="T39">@NgModule({ <text:s text:c="2"/>imports: [ FormsModule ] })</text:span></text:p>
      <text:p text:style-name="Standard"><text:span text:style-name="T40"><text:line-break/></text:span><text:span text:style-name="T41"><text:line-break/></text:span><text:span text:style-name="T42">Angular Forms Types:</text:span></text:p>
      <text:p text:style-name="P43"><text:span text:style-name="T44">Angular Reactive Forms - Synchronous, form is handled by the @component (tscript), no ngModel.</text:span></text:p>
      <text:p text:style-name="P45"><text:span text:style-name="T46">Angular Template driven forms: Html form controls and uses<text:s/></text:span><text:span text:style-name="T47">directives ar ngModel.</text:span></text:p>
      <text:p text:style-name="P48"/>
      <text:p text:style-name="P49">Reactive Forms:</text:p>
      <text:p text:style-name="P50"><text:span text:style-name="T51">FormControl : É um input do formulário, pode ser select, input text, etc...</text:span></text:p>
      <text:p text:style-name="P52"><text:span text:style-name="T53">FormGroup : Contém um grupo de form control (parte do mesmo formulário).<text:s/></text:span><text:span text:style-name="T54">Ex: Form</text:span></text:p>
      <text:p text:style-name="P55"><text:span text:style-name="T56">FormArray: Igual item acima, porém dinamico;</text:span></text:p>
      <text:p text:style-name="P57"><text:span text:style-name="T58">FormBuilder:<text:s/></text:span><text:span text:style-name="T59">Helper class to create instances of FormArray, FormGroup and FormControl.</text:span></text:p>
      <text:p text:style-name="Standard"><text:span text:style-name="T60"><text:line-break/></text:span><text:span text:style-name="T61">Testing:</text:span></text:p>
      <text:p text:style-name="P62"><text:span text:style-name="T63">ng serve --host foo.bar --port 80 (Default is 4200)</text:span></text:p>
      <text:p text:style-name="P64"/>
      <text:p text:style-name="P65">Referencias:</text:p>
      <text:p text:style-name="P66"><text:span text:style-name="T67">https://angular-templates.io/tutorials/about/learn-angular-from-scratch-step-by-step</text:span></text:p>
      <text:p text:style-name="P68"><text:span text:style-name="T69">https://coursetro.com/posts/code/113/How-to-Build-an-Angular-5-Material-App</text:span></text:p>
      <text:p text:style-name="P70"><text:span text:style-name="T71">https://www.sitepoint.com/angular-material-design-components/</text:span></text:p>
      <text:p text:style-name="P72"><text:span text:style-name="T73">https://codeburst.io/how-node-js-</text:span><text:span text:style-name="T74">single-thread-mechanism-work-understanding-event-loop-in-nodejs-230f7440b0ea</text:span></text:p>
      <text:p text:style-name="P75"><text:span text:style-name="T76">https://medium.com/@ismapro/first-steps-with-angular-cli-and-angular-material-5a90406e9a4</text:span></text:p>
      <text:p text:style-name="P77"><text:a xlink:href="https://angular-templates.io/tutorials/about/angular-forms-and-validations" office:target-frame-name="_top" xlink:show="replace"><text:span text:style-name="T78">https://angular-templates.io/tutorials/about/angular-forms-and-validations</text:span></text:a><text:span text:style-name="T79"><text:line-break/></text:span><text:span text:style-name="T80">https://angular.io/guide/component-interaction</text:span></text:p>
      <text:p text:style-name="P81"><text:a xlink:href="https://medium.com/@mirokoczka/3-ways-to-communicate-between-angular-components-a1e3f3304ecb" office:target-frame-name="_top" xlink:show="replace"><text:span text:style-name="T82">https://medium.com/@m</text:span><text:span text:style-name="T83">irokoczka/3-ways-to-communicate-between-angular-components-a1e3f3304ecb</text:span></text:a></text:p>
      <text:p text:style-name="Standard"><text:span text:style-name="T84"><text:line-break/></text:span><text:a xlink:href="http://reactivex.io/documentation/observable.html" office:target-frame-name="_top" xlink:show="replace"><text:span text:style-name="T85">http://reactivex.io/documentation/observable.html</text:span></text:a></text:p>
      <text:p text:style-name="Standard"><text:span text:style-name="T86"><text:line-break/></text:span><text:a xlink:href="https://angular.io/guide/observables" office:target-frame-name="_top" xlink:show="replace"><text:span text:style-name="T87">https://ang</text:span><text:span text:style-name="T88">ular.io/guide/observables</text:span></text:a><text:span text:style-name="T89"><text:line-break/></text:span><text:span text:style-name="T90"><text:line-break/></text:span><text:span text:style-name="T91">https://vsavkin.com/angular-router-understanding-router-state-7b5b95a12eab?gi=362278423c68</text:span></text:p>
      <text:soft-page-break/>
      <text:p text:style-name="P92">Angular Unit Testing:</text:p>
      <text:p text:style-name="P93"/>
      <text:p text:style-name="P94"><text:span text:style-name="T95">.spec files</text:span><text:span text:style-name="T96"><text:line-break/></text:span><text:span text:style-name="T97">- Basic concepts and frameworks:</text:span></text:p>
      <text:p text:style-name="P98"><text:span text:style-name="T99">- PhantomJS allows you to run unit tests in a browser when a<text:s/></text:span><text:span text:style-name="T100">desktop environment doesn't exist.</text:span></text:p>
      <text:p text:style-name="P101"><text:span text:style-name="T102">- Karma is a runner that provides the finished reports on how successful the tests where.</text:span></text:p>
      <text:p text:style-name="P103"><text:span text:style-name="T104">- Jasmine is the library used to write unit tests.</text:span><text:span text:style-name="T105"><text:line-break/></text:span><text:span text:style-name="T106">- The project you create with the CLI is immediately ready to test. Just run thi</text:span><text:span text:style-name="T107">s one CLI command:</text:span></text:p>
      <text:p text:style-name="P108"><text:span text:style-name="T109">-ng test</text:span></text:p>
      <text:p text:style-name="P110"><text:span text:style-name="T111">- ng test -cc --single-run --progress false</text:span><text:span text:style-name="T112"><text:tab/>(inicia o Phantom) – Usado pelo Jenkins</text:span></text:p>
      <text:p text:style-name="P113"><text:span text:style-name="T114">- run-s lint test:ci build:ci <text:s/>-- Lint check 1</text:span></text:p>
      <text:p text:style-name="P115"><text:span text:style-name="T116">- ng lint --type-check -- Lint check 2</text:span></text:p>
      <text:p text:style-name="P117"><text:span text:style-name="T118">- Using testBed example (creates a new Angular<text:s/></text:span><text:span text:style-name="T119">module instance just for testing components):</text:span></text:p>
      <text:p text:style-name="P120"><text:span text:style-name="T121">The </text:span><text:a xlink:href="https://angular.io/api/core/testing/TestBed" office:target-frame-name="_top" xlink:show="replace"><text:span text:style-name="T122">TestBed</text:span></text:a><text:span text:style-name="T123"> is the most important of the Angular testing utilities. The </text:span><text:a xlink:href="https://angular.io/api/core/testing/TestBed" office:target-frame-name="_top" xlink:show="replace"><text:span text:style-name="T124">TestBed</text:span></text:a><text:span text:style-name="T125"> creates<text:s/></text:span><text:span text:style-name="T126">a dynamically-constructed Angular </text:span><text:span text:style-name="T127">test</text:span><text:span text:style-name="T128"> module that emulates an Angular </text:span><text:a xlink:href="https://angular.io/guide/ngmodules" office:target-frame-name="_top" xlink:show="replace"><text:span text:style-name="T129">@NgModule</text:span></text:a><text:span text:style-name="T130">.</text:span></text:p>
      <text:p text:style-name="P131"/>
      <text:p text:style-name="P132"><text:span text:style-name="T133">beforeEach</text:span><text:span text:style-name="T134">(</text:span><text:a xlink:href="https://angular.io/api/core/testing/async" office:target-frame-name="_top" xlink:show="replace"><text:span text:style-name="T135">async</text:span></text:a><text:span text:style-name="T136">(()</text:span><text:span text:style-name="T137"><text:s/></text:span><text:span text:style-name="T138">=&gt;</text:span><text:span text:style-name="T139"><text:s/></text:span><text:span text:style-name="T140">{</text:span><text:span text:style-name="T141"><text:s/></text:span></text:p>
      <text:p text:style-name="P142"><text:span text:style-name="T143">TestBed</text:span><text:span text:style-name="T144">.</text:span><text:span text:style-name="T145">configureTestingModule</text:span><text:span text:style-name="T146">({</text:span><text:span text:style-name="T147"><text:s/></text:span></text:p>
      <text:p text:style-name="P148"><text:span text:style-name="T149">declarations</text:span><text:span text:style-name="T150">:</text:span><text:span text:style-name="T151"><text:s/></text:span><text:span text:style-name="T152">[</text:span><text:span text:style-name="T153"><text:s/></text:span><text:span text:style-name="T154">BannerComponent</text:span><text:span text:style-name="T155"><text:s/></text:span><text:span text:style-name="T156">]</text:span><text:span text:style-name="T157"><text:s/></text:span><text:span text:style-name="T158">})</text:span><text:span text:style-name="T159"><text:s/></text:span><text:span text:style-name="T160">.</text:span><text:span text:style-name="T161">compileComponents</text:span><text:span text:style-name="T162">();</text:span><text:span text:style-name="T163"><text:s/></text:span></text:p>
      <text:p text:style-name="P164"><text:span text:style-name="T165">}));</text:span></text:p>
      <text:p text:style-name="P166"/>
      <text:p text:style-name="P167"><text:span text:style-name="T168">beforeEach</text:span><text:span text:style-name="T169">(()</text:span><text:span text:style-name="T170"><text:s/></text:span><text:span text:style-name="T171">=&gt;</text:span><text:span text:style-name="T172"><text:s/></text:span><text:span text:style-name="T173">{</text:span><text:span text:style-name="T174"><text:s/></text:span></text:p>
      <text:p text:style-name="P175"><text:span text:style-name="T176">fixture<text:s/></text:span><text:span text:style-name="T177">=</text:span><text:span text:style-name="T178"><text:s/></text:span><text:span text:style-name="T179">TestBed</text:span><text:span text:style-name="T180">.</text:span><text:span text:style-name="T181">createComponent</text:span><text:span text:style-name="T182">(</text:span><text:span text:style-name="T183">BannerComponent</text:span><text:span text:style-name="T184">);</text:span><text:span text:style-name="T185"><text:s/></text:span></text:p>
      <text:p text:style-name="P186"><text:span text:style-name="T187">component<text:s/></text:span><text:span text:style-name="T188">=</text:span><text:span text:style-name="T189"><text:s/>fixture</text:span><text:span text:style-name="T190">.</text:span><text:span text:style-name="T191">componentInstance</text:span><text:span text:style-name="T192">;</text:span><text:span text:style-name="T193"><text:s/>fixture</text:span><text:span text:style-name="T194">.</text:span><text:span text:style-name="T195">detectChanges</text:span><text:span text:style-name="T196">();</text:span><text:span text:style-name="T197"><text:s/></text:span></text:p>
      <text:p text:style-name="P198"><text:span text:style-name="T199">});</text:span><text:span text:style-name="T200"><text:line-break/></text:span></text:p>
      <text:p text:style-name="P201"><text:span text:style-name="T202">let</text:span><text:span text:style-name="T203"><text:s/></text:span><text:span text:style-name="T204">fixture</text:span><text:span text:style-name="T205">:<text:s/></text:span><text:span text:style-name="T206">ComponentFixture</text:span><text:span text:style-name="T207">&lt;</text:span><text:span text:style-name="T208">CsTransactionsFormComponent</text:span><text:span text:style-name="T209">&gt;;</text:span></text:p>
      <text:p text:style-name="P210"><text:span text:style-name="T211">const</text:span><text:span text:style-name="T212"><text:s/></text:span><text:span text:style-name="T213">translations</text:span><text:span text:style-name="T214">:<text:s/></text:span><text:span text:style-name="T215">any</text:span><text:span text:style-name="T216"><text:s/>= {</text:span><text:span text:style-name="T217">CARDS_TITLE:</text:span><text:span text:style-name="T218"><text:s/></text:span><text:span text:style-name="T219">'This is a test'</text:span><text:span text:style-name="T220">};</text:span></text:p>
      <text:p text:style-name="P221"/>
      <text:p text:style-name="P222"><text:span text:style-name="T223">beforeEach</text:span><text:span text:style-name="T224">(</text:span><text:span text:style-name="T225">async</text:span><text:span text:style-name="T226">()<text:s/></text:span><text:span text:style-name="T227">=&gt;</text:span><text:span text:style-name="T228"><text:s/>{</text:span></text:p>
      <text:p text:style-name="P229"><text:span text:style-name="T230"><text:s text:c="4"/></text:span><text:span text:style-name="T231">TestBed</text:span><text:span text:style-name="T232">.</text:span><text:span text:style-name="T233">configureTestingModule</text:span><text:span text:style-name="T234">({</text:span></text:p>
      <text:p text:style-name="P235"><text:span text:style-name="T236"><text:s text:c="6"/></text:span><text:span text:style-name="T237">declarations:</text:span><text:span text:style-name="T238"><text:s/>[</text:span><text:span text:style-name="T239">CsTransactionsFormComponent</text:span><text:span text:style-name="T240">],</text:span></text:p>
      <text:p text:style-name="P241"><text:span text:style-name="T242"><text:s text:c="6"/></text:span><text:span text:style-name="T243">providers:</text:span><text:span text:style-name="T244"><text:s/>[</text:span></text:p>
      <text:p text:style-name="P245"><text:span text:style-name="T246"><text:s text:c="8"/></text:span><text:span text:style-name="T247">FormBuilder</text:span><text:span text:style-name="T248">,</text:span></text:p>
      <text:p text:style-name="P249"><text:span text:style-name="T250"><text:s text:c="8"/></text:span><text:span text:style-name="T251">TranslateService</text:span><text:span text:style-name="T252">,</text:span></text:p>
      <text:p text:style-name="P253"><text:s text:c="6"/>],</text:p>
      <text:p text:style-name="P254"><text:span text:style-name="T255"><text:s text:c="6"/></text:span><text:span text:style-name="T256">imports:</text:span><text:span text:style-name="T257"><text:s/>[</text:span></text:p>
      <text:p text:style-name="P258"><text:span text:style-name="T259"><text:s text:c="8"/></text:span><text:span text:style-name="T260">ReactiveFormsModule</text:span><text:span text:style-name="T261">,</text:span></text:p>
      <text:p text:style-name="P262"><text:span text:style-name="T263"><text:s text:c="8"/></text:span><text:span text:style-name="T264">TranslateModule</text:span><text:span text:style-name="T265">.</text:span><text:span text:style-name="T266">forRoot</text:span><text:span text:style-name="T267">({</text:span></text:p>
      <text:p text:style-name="P268"><text:span text:style-name="T269"><text:s text:c="10"/></text:span><text:span text:style-name="T270">loader:</text:span><text:span text:style-name="T271"><text:s/>{</text:span><text:span text:style-name="T272">provide:</text:span><text:span text:style-name="T273"><text:s/></text:span><text:span text:style-name="T274">TranslateLoader</text:span><text:span text:style-name="T275">,<text:s/></text:span><text:span text:style-name="T276">useClass:</text:span><text:span text:style-name="T277"><text:s/></text:span><text:span text:style-name="T278">FakeLoader</text:span><text:span text:style-name="T279">}</text:span></text:p>
      <text:p text:style-name="P280"><text:s text:c="8"/>})</text:p>
      <text:p text:style-name="P281"><text:s text:c="6"/>]</text:p>
      <text:p text:style-name="P282"><text:span text:style-name="T283"><text:s text:c="4"/>}).</text:span><text:span text:style-name="T284">compileComponents</text:span><text:span text:style-name="T285">();</text:span></text:p>
      <text:p text:style-name="P286"><text:span text:style-name="T287"><text:s text:c="4"/></text:span><text:span text:style-name="T288">logger</text:span><text:span text:style-name="T289"><text:s/>=<text:s/></text:span><text:span text:style-name="T290">new</text:span><text:span text:style-name="T291"><text:s/></text:span><text:span text:style-name="T292">Logger</text:span><text:span text:style-name="T293">(</text:span><text:span text:style-name="T294">LogLevel</text:span><text:span text:style-name="T295">.</text:span><text:span text:style-name="T296">DEBUG</text:span><text:span text:style-name="T297">);</text:span></text:p>
      <text:p text:style-name="P298"><text:span text:style-name="T299"><text:s text:c="4"/></text:span><text:span text:style-name="T300">formBuilder</text:span><text:span text:style-name="T301"><text:s/>=<text:s/></text:span><text:span text:style-name="T302">new</text:span><text:span text:style-name="T303"><text:s/></text:span><text:span text:style-name="T304">FormBuilder</text:span><text:span text:style-name="T305">();</text:span></text:p>
      <text:p text:style-name="P306"><text:span text:style-name="T307"><text:s text:c="4"/></text:span><text:span text:style-name="T308">comp</text:span><text:span text:style-name="T309"><text:s/>=<text:s/></text:span><text:span text:style-name="T310">TestBed</text:span><text:span text:style-name="T311">.</text:span><text:span text:style-name="T312">createComponent</text:span><text:span text:style-name="T313">(</text:span><text:span text:style-name="T314">CsTransactionsFormComponent</text:span><text:span text:style-name="T315">).</text:span><text:span text:style-name="T316">componentInstance</text:span><text:span text:style-name="T317">;</text:span></text:p>
      <text:p text:style-name="P318"><text:span text:style-name="T319"><text:s text:c="4"/></text:span><text:span text:style-name="T320">comp</text:span><text:span text:style-name="T321">.</text:span><text:span text:style-name="T322">ngOnInit</text:span><text:span text:style-name="T323">();</text:span></text:p>
      <text:p text:style-name="P324"><text:span text:style-name="T325"><text:s text:c="4"/></text:span><text:span text:style-name="T326">comp</text:span><text:span text:style-name="T327">.</text:span><text:span text:style-name="T328">setLogger</text:span><text:span text:style-name="T329">(</text:span><text:span text:style-name="T330">logger</text:span><text:span text:style-name="T331">);</text:span></text:p>
      <text:p text:style-name="P332"><text:s text:c="2"/>});</text:p>
      <text:p text:style-name="P333"/>
      <text:p text:style-name="P334"><text:span text:style-name="T335">class</text:span><text:span text:style-name="T336"><text:s/></text:span><text:span text:style-name="T337">FakeLoader</text:span><text:span text:style-name="T338"><text:s/></text:span><text:span text:style-name="T339">implements</text:span><text:span text:style-name="T340"><text:s/></text:span><text:span text:style-name="T341">TranslateLoader</text:span><text:span text:style-name="T342"><text:s/>{</text:span></text:p>
      <text:p text:style-name="P343"><text:span text:style-name="T344"><text:s text:c="2"/></text:span><text:span text:style-name="T345">getTranslation</text:span><text:span text:style-name="T346">():<text:s/></text:span><text:span text:style-name="T347">Observable</text:span><text:span text:style-name="T348">&lt;</text:span><text:span text:style-name="T349">any</text:span><text:span text:style-name="T350">&gt; {</text:span></text:p>
      <text:p text:style-name="P351"><text:span text:style-name="T352"><text:s text:c="4"/></text:span><text:span text:style-name="T353">return</text:span><text:span text:style-name="T354"><text:s/></text:span><text:span text:style-name="T355">new</text:span><text:span text:style-name="T356"><text:s/></text:span><text:span text:style-name="T357">Observable</text:span><text:span text:style-name="T358">(</text:span><text:span text:style-name="T359">translations</text:span><text:span text:style-name="T360">);</text:span></text:p>
      <text:p text:style-name="P361"><text:s text:c="2"/>}</text:p>
      <text:p text:style-name="P362">}</text:p>
      <text:p text:style-name="P363"><text:span text:style-name="T364">Promisse<text:s/></text:span><text:span text:style-name="T365">(AssyncCall) in JS:</text:span></text:p>
      <text:p text:style-name="P366"><text:span text:style-name="T367">const promise = new Promise&lt;ValidationErrors | null&gt;((resolve, reject) =&gt; {</text:span></text:p>
      <text:p text:style-name="P368"><text:span text:style-name="T369">setTimeout(() =&gt; { resolve(‘A’) }, 0); <text:s text:c="3"/>});</text:span></text:p>
      <text:p text:style-name="P370"><text:span text:style-name="T371">return promise;</text:span></text:p>
      <text:p text:style-name="P372"><text:span text:style-name="T373">}</text:span><text:span text:style-name="T374"><text:line-break/></text:span><text:span text:style-name="T375">Dicas:</text:span></text:p>
      <text:p text:style-name="P376"><text:span text:style-name="T377"><text:s/>- fit() roda soh o it com f</text:span></text:p>
      <text:p text:style-name="P378"><text:span text:style-name="T379"><text:s/>- xit() ignora soh o it com x</text:span><text:span text:style-name="T380"><text:line-break/></text:span><text:span text:style-name="T381"><text:s/>- fdescribe() pra fazer<text:s/></text:span><text:span text:style-name="T382">soh auqele describe rodar e ignorar os outros</text:span></text:p>
      <text:p text:style-name="P383"><text:span text:style-name="T384"><text:s/>- xdescribe() pra NAO rodar o describe com x</text:span></text:p>
      <text:p text:style-name="P385"><text:span text:style-name="T386"><text:line-break/></text:span><text:span text:style-name="T387">Jasmine example:</text:span></text:p>
      <text:p text:style-name="P388"><text:span text:style-name="T389">describe("A suite is just a function",</text:span><text:span text:style-name="T390"><text:s/></text:span><text:span text:style-name="T391">function()</text:span><text:span text:style-name="T392"><text:s/></text:span><text:span text:style-name="T393">{</text:span></text:p>
      <text:p text:style-name="P394"><text:span text:style-name="T395"><text:s text:c="2"/></text:span><text:span text:style-name="T396">var</text:span><text:span text:style-name="T397"><text:s/></text:span><text:span text:style-name="T398">a;</text:span></text:p>
      <text:p text:style-name="P399"><text:span text:style-name="T400"><text:s text:c="2"/></text:span><text:span text:style-name="T401">it("and so is a spec",</text:span><text:span text:style-name="T402"><text:s/></text:span><text:span text:style-name="T403">function()</text:span><text:span text:style-name="T404"><text:s/></text:span><text:span text:style-name="T405">{</text:span></text:p>
      <text:p text:style-name="P406"><text:span text:style-name="T407"><text:s text:c="4"/></text:span><text:span text:style-name="T408">a</text:span><text:span text:style-name="T409"><text:s/></text:span><text:span text:style-name="T410">=</text:span><text:span text:style-name="T411"><text:s/></text:span><text:span text:style-name="T412">true;</text:span></text:p>
      <text:p text:style-name="P413"><text:span text:style-name="T414"><text:s text:c="4"/></text:span><text:span text:style-name="T415">expect(a).toBe(true);</text:span></text:p>
      <text:p text:style-name="P416"><text:span text:style-name="T417"><text:s text:c="2"/></text:span><text:span text:style-name="T418">});</text:span></text:p>
      <text:p text:style-name="P419"><text:span text:style-name="T420">}</text:span><text:span text:style-name="T421">);</text:span></text:p>
      <text:p text:style-name="P422"/>
      <text:p text:style-name="P423">Can be used with Travis CI</text:p>
      <text:p text:style-name="P424"><text:span text:style-name="T425">browsers</text:span><text:span text:style-name="T426">:</text:span><text:span text:style-name="T427"><text:s/></text:span><text:span text:style-name="T428">[</text:span><text:span text:style-name="T429">'Chrome'</text:span><text:span text:style-name="T430">],</text:span><text:span text:style-name="T431"><text:s/>customLaunchers</text:span><text:span text:style-name="T432">:</text:span><text:span text:style-name="T433"><text:s/></text:span><text:span text:style-name="T434">{</text:span><text:span text:style-name="T435"><text:s/></text:span><text:span text:style-name="T436">ChromeHeadlessCI</text:span><text:span text:style-name="T437">:</text:span><text:span text:style-name="T438"><text:s/></text:span><text:span text:style-name="T439">{</text:span><text:span text:style-name="T440"><text:s/></text:span><text:span text:style-name="T441">base</text:span><text:span text:style-name="T442">:</text:span><text:span text:style-name="T443"><text:s/></text:span><text:span text:style-name="T444">'ChromeHeadless'</text:span><text:span text:style-name="T445">,</text:span><text:span text:style-name="T446"><text:s/></text:span><text:a xlink:href="https://angular.io/" office:target-frame-name="_top" xlink:show="replace"><text:span text:style-name="T447">flags</text:span></text:a><text:span text:style-name="T448">:</text:span><text:span text:style-name="T449"><text:s/></text:span><text:span text:style-name="T450">[</text:span><text:span text:style-name="T451">'--no-sandbox'</text:span><text:span text:style-name="T452">]</text:span><text:span text:style-name="T453"><text:s/></text:span><text:span text:style-name="T454">}</text:span><text:span text:style-name="T455"><text:s/></text:span><text:span text:style-name="T456">},</text:span></text:p>
      <text:p text:style-name="P457"><text:span text:style-name="T458">Tips from co-workers:</text:span></text:p>
      <text:p text:style-name="P459"><text:span text:style-name="T460"><text:line-break/></text:span><text:a office:title="Silva, Andre" xlink:href="https://dtl.fusion.proxy.mastercard.int/stash/users/e068957" office:target-frame-name="_top" xlink:show="replace"><text:span text:style-name="T461">Silva, Andre</text:span></text:a></text:p>
      <text:p text:style-name="P462">we should keep all initialization inside beforeEach blocks, in order to prevent sharing stale data between different tests.</text:p>
      <text:p text:style-name="P463"><text:a xlink:href="https://angular.io/guide/testing" office:target-frame-name="_top" xlink:show="replace"><text:span text:style-name="T464">https://angular.io/guide/testing</text:span></text:a><text:span text:style-name="T465"><text:line-break/></text:span><text:a xlink:href="https://medium.com/@manivel45/angular-7-unit-testing-code-coverage-5c7a238315b6" office:target-frame-name="_top" xlink:show="replace"><text:span text:style-name="T466">https://medium.com/@manivel45/angular-7-unit-testing-code-coverage-5c7a238315b</text:span><text:span text:style-name="T467">6</text:span></text:a></text:p>
      <text:p text:style-name="P468"/>
      <text:p text:style-name="P469">Mocking using jasmine:</text:p>
      <text:p text:style-name="P470"/>
      <text:p text:style-name="P471">httpServiceMock = {</text:p>
      <text:p text:style-name="P472"><text:s text:c="6"/>defaultHeaders: new Headers(),</text:p>
      <text:p text:style-name="P473"><text:s text:c="6"/>get: jasmine.createSpy('get').and.callFake(() =&gt; of(true)),</text:p>
      <text:p text:style-name="P474"><text:s text:c="6"/>post: jasmine.createSpy('post').and.callFake(() =&gt; of(true)),</text:p>
      <text:p text:style-name="P475"><text:s text:c="4"/>} as any;</text:p>
      <text:p text:style-name="P476"/>
      <text:p text:style-name="P477">jasmine.createSpy('declinesForProcessedTransactionId')</text:p>
      <text:p text:style-name="P478"><text:s text:c="8"/>.and.returnValue(responseMock),</text:p>
      <text:p text:style-name="P479"/>
      <text:p text:style-name="P480">expect(httpServiceMock.post).toHaveBeenCalled();</text:p>
      <text:soft-page-break/>
      <text:p text:style-name="P481">Wipro AngularJS 2 training:</text:p>
      <text:p text:style-name="P482"><text:span text:style-name="T483"><text:line-break/></text:span><text:span text:style-name="T484">- Angular2: First Angular2 Application -&gt; Angular CLI - Creating the first app wi</text:span><text:span text:style-name="T485">th angular cli</text:span></text:p>
      <text:p text:style-name="P486"><text:span text:style-name="T487">- Angular2: Data Binding : {{}} <text:s/>- Tipos de binding:</text:span></text:p>
      <text:p text:style-name="P488"><text:span text:style-name="T489"><text:tab/></text:span><text:span text:style-name="T490">{{value}} : interpolation</text:span></text:p>
      <text:p text:style-name="P491"><text:span text:style-name="T492"><text:tab/>[property] : one way to DOM -&gt; Also class CSS binding [class.td-green]="credit.gende=='male'" -&gt; With condition</text:span></text:p>
      <text:p text:style-name="P493"><text:span text:style-name="T494"><text:tab/>(event) : one way to component</text:span></text:p>
      <text:p text:style-name="P495"><text:span text:style-name="T496"><text:tab/></text:span><text:span text:style-name="T497">[(ng-model)] : property binding (two way)</text:span></text:p>
      <text:p text:style-name="P498"><text:span text:style-name="T499"><text:tab/>Class binding:</text:span></text:p>
      <text:p text:style-name="P500"><text:span text:style-name="T501"><text:tab/></text:span><text:span text:style-name="T502"><text:tab/>&lt;div [ngClass]="setMyClasses()"&gt; : For multiple classes</text:span></text:p>
      <text:p text:style-name="P503"><text:span text:style-name="T504"><text:tab/></text:span><text:span text:style-name="T505"><text:tab/>&lt;div [class.active]="isActive"&gt; : Simple class binding -&gt; class.className</text:span></text:p>
      <text:p text:style-name="P506"><text:span text:style-name="T507">- Angular2: Data Binding - Property Binding : [value] <text:s text:c="2"/></text:span></text:p>
      <text:p text:style-name="P508"><text:span text:style-name="T509">- Angul</text:span><text:span text:style-name="T510">ar2: Data Binding - Event Binding <text:s/>: (input)</text:span></text:p>
      <text:p text:style-name="P511"><text:span text:style-name="T512">- Angular2: Data Binding - Two way Binding : [(ngModel)]</text:span></text:p>
      <text:p text:style-name="P513"><text:span text:style-name="T514">- Angular2: Directives : <text:s/>Transform the DOM (template) while rendering. There are 3 types:</text:span></text:p>
      <text:p text:style-name="P515"><text:span text:style-name="T516">- Component directive : is a direct with a template</text:span></text:p>
      <text:p text:style-name="P517"><text:span text:style-name="T518">-<text:s/></text:span><text:span text:style-name="T519">Structural directive: Conditions and logics. Ex: *ngIf and *ngFor</text:span></text:p>
      <text:p text:style-name="P520"><text:span text:style-name="T521">- Attribute directive: alters behaviour of existing element. Ex: [(ngModel)]</text:span></text:p>
      <text:p text:style-name="P522"><text:span text:style-name="T523">- Angular2: Custom components: @Component({</text:span></text:p>
      <text:p text:style-name="P524"><text:span text:style-name="T525"><text:s text:c="2"/>selector: 'my-emp', templateUrl: './employees.component.html'})</text:span></text:p>
      <text:p text:style-name="P526"><text:span text:style-name="T527">- A</text:span><text:span text:style-name="T528">ngular2: Custom Directives: @Directive({ selector: '[myUnderline]'}) -&gt; SharedModule : exports</text:span></text:p>
      <text:p text:style-name="P529"><text:span text:style-name="T530">- Pipes: transform display name with a template. It takes data as input and transforms it to desired output.<text:s/></text:span></text:p>
      <text:p text:style-name="P531"><text:span text:style-name="T532">Impure: more calls, as often as keystroke or mouse-</text:span><text:span text:style-name="T533">move. Pure: less calls, dectect values changes (primitives)</text:span></text:p>
      <text:p text:style-name="P534"><text:span text:style-name="T535">So many build-in pipes in Angular, for example:<text:s/></text:span></text:p>
      <text:p text:style-name="P536"><text:span text:style-name="T537">{{ price | currency :'EUR' :true}}</text:span></text:p>
      <text:p text:style-name="P538"><text:span text:style-name="T539">{{ birthday | date :'dd/MM/yyyy' | uppercase}}</text:span></text:p>
      <text:p text:style-name="P540"><text:span text:style-name="T541">Buildin pipe list:<text:s/></text:span><text:a xlink:href="https://angular.io/api?type=pipe" office:target-frame-name="_top" xlink:show="replace"><text:span text:style-name="T542">https://angular.io/a</text:span><text:bookmark-start text:name="_Hlt519846078"/><text:bookmark-start text:name="_Hlt519846079"/><text:span text:style-name="T543">p</text:span><text:bookmark-end text:name="_Hlt519846078"/><text:bookmark-end text:name="_Hlt519846079"/><text:span text:style-name="T544">i?type=pipe</text:span></text:a><text:span text:style-name="T545"><text:s/>(json is a pipe)</text:span></text:p>
      <text:p text:style-name="P546"><text:span text:style-name="T547">- Angular2: Pipes - Custom<text:s/></text:span></text:p>
      <text:p text:style-name="P548"><text:span text:style-name="T549"><text:tab/>MyPipe.pipe.ts – Needs to implement PipeTransform – transform(value: any[], args: string) : value[]</text:span><text:span text:style-name="T550"><text:line-break/></text:span><text:span text:style-name="T551"><text:tab/>Anotation with @Pipe({name : pipeName})</text:span><text:span text:style-name="T552"><text:line-break/></text:span><text:span text:style-name="T553"><text:tab/>Can be a filter to<text:s/></text:span><text:span text:style-name="T554">*ngFor. Exemple: let employee of employees | employeeFilter: nameFilter (input-ngModel)</text:span></text:p>
      <text:p text:style-name="P555"><text:span text:style-name="T556">- Angular2: Validations – Projects ng5-material and app-customer-support</text:span></text:p>
      <text:p text:style-name="P557"><text:span text:style-name="T558">- Angular2: Component Styles – São os styles e stylesUrl anotados nos components e também os cl</text:span><text:span text:style-name="T559">ass no template.</text:span></text:p>
      <text:p text:style-name="P560"><text:span text:style-name="T561">- Angular2: NestingComponents - at Input <text:s text:c="2"/></text:span></text:p>
      <text:p text:style-name="P562"><text:span text:style-name="T563">@Input() Parametro passado do componente parent para o nested component – Ex: &lt;my-comp [inputField]=’varParent’&gt; <text:s/>-- @Input() inputField</text:span></text:p>
      <text:p text:style-name="P564"><text:span text:style-name="T565">- Angular2: NestingComponents - at Output</text:span></text:p>
      <text:p text:style-name="P566"><text:span text:style-name="T567"><text:s text:c="5"/>Inner:</text:span></text:p>
      <text:p text:style-name="P568"><text:span text:style-name="T569">@Out</text:span><text:span text:style-name="T570">put Parametro passado do componente inner para outer – Ex: Inner components raising a event to parent...</text:span><text:span text:style-name="T571"><text:line-break/></text:span><text:span text:style-name="T572">@Output() itemClicked: EventEmitter&lt;string&gt; = new EventEmitter&lt;string&gt;();<text:s/></text:span><text:span text:style-name="T573"><text:line-break/></text:span><text:span text:style-name="T574">this.itemClicked.emit(“”);</text:span></text:p>
      <text:p text:style-name="P575"><text:span text:style-name="T576">onClick (item : any) { <text:s/>console.log(‘selected ite</text:span><text:span text:style-name="T577">m: ‘ + item.id); }</text:span></text:p>
      <text:p text:style-name="P578"><text:span text:style-name="T579"><text:s text:c="5"/>Outer:</text:span></text:p>
      <text:p text:style-name="P580"><text:span text:style-name="T581"><text:tab/>&lt;my-comp-outer (itemClicked)=’onItemClicked($event)’&gt;&lt;/my-emp&gt;</text:span></text:p>
      <text:p text:style-name="P582"><text:span text:style-name="T583"><text:tab/>onItemClicked(message: string): void {</text:span><text:span text:style-name="T584"><text:line-break/></text:span><text:span text:style-name="T585"><text:tab/></text:span><text:span text:style-name="T586"><text:tab/>console.log(‘message: ‘ + message);</text:span></text:p>
      <text:p text:style-name="P587"><text:span text:style-name="T588"><text:tab/>}</text:span></text:p>
      <text:soft-page-break/>
      <text:p text:style-name="P589"><text:span text:style-name="T590"><text:tab/>[class.selected]=”employee.selected” -&gt; Class binding to if selected or<text:s/></text:span><text:span text:style-name="T591">not, it will be used in list to check if is selected.</text:span></text:p>
      <text:p text:style-name="P592"><text:span text:style-name="T593"><text:tab/>CSS file class name, only shows if selected -&gt; .selected { <text:s/></text:span><text:span text:style-name="T594"><text:tab/>color: red;<text:s/></text:span><text:span text:style-name="T595"><text:tab/>}</text:span></text:p>
      <text:soft-page-break/>
      <text:p text:style-name="P596"><text:span text:style-name="T597">- Angular2: NestingComponents_Example of at Input and at Output Demonstration <text:s/></text:span></text:p>
      <text:p text:style-name="P598"><text:span text:style-name="T599">See AddPan and RemovePAN component in custom</text:span><text:span text:style-name="T600">er-support app.</text:span></text:p>
      <text:p text:style-name="P601"><text:span text:style-name="T602">- Angular2: Life Cycle</text:span><text:span text:style-name="T603"><text:s/>Methods <text:s text:c="2"/></text:span></text:p>
      <text:p text:style-name="P604"><text:span text:style-name="T605"><text:tab/>ngOnInit – Called to fectch data on initialization</text:span></text:p>
      <text:p text:style-name="P606"><text:span text:style-name="T607"><text:tab/>ngOnChanges – Called when changes made to input properties</text:span></text:p>
      <text:p text:style-name="P608"><text:span text:style-name="T609"><text:tab/>ngOnDestroy – To perform cleanup when component is destroyed</text:span></text:p>
      <text:p text:style-name="P610"><text:span text:style-name="T611">ngDoCheck - <text:s/>Called after<text:s/></text:span><text:span text:style-name="T612">every change detection<text:s/></text:span></text:p>
      <text:p text:style-name="P613"><text:span text:style-name="T614"><text:tab/>Component specific lifecycle methods: ngAfterContentInit, ngAfterContentChecked, ngAfterViewInit, ngAfterViewChecked</text:span></text:p>
      <text:p text:style-name="P615"><text:span text:style-name="T616">- Angular2: Services <text:s/></text:span></text:p>
      <text:p text:style-name="P617"><text:span text:style-name="T618">@Injectable() – Written for specific purporse -&gt; In the components: constructor (private se</text:span><text:span text:style-name="T619">rvice : MyService)<text:s/></text:span></text:p>
      <text:p text:style-name="P620"><text:span text:style-name="T621">Declarations: [MyComponent1, MyComponent2] <text:s/>-&gt; Providers: [ MyService ]<text:s/></text:span></text:p>
      <text:p text:style-name="P622"><text:span text:style-name="T623">Logic can be shared between multiple components, single reuse logic</text:span></text:p>
      <text:p text:style-name="P624"><text:span text:style-name="T625">Gateway for external interaction – REST Consumer</text:span><text:span text:style-name="T626"><text:line-break/></text:span><text:span text:style-name="T627">- Angular2: Http Service</text:span><text:span text:style-name="T628"><text:s text:c="2"/></text:span></text:p>
      <text:p text:style-name="P629"><text:span text:style-name="T630">BuiltIn service – H</text:span><text:span text:style-name="T631">ttpModule need to be imported.@angular/http</text:span></text:p>
      <text:p text:style-name="P632"><text:span text:style-name="T633">Http data is returned as observables (use .subscribe)</text:span></text:p>
      <text:p text:style-name="P634"><text:span text:style-name="T635">Component: show not call the service in constructor, instead call the service in ngOnInit to get data</text:span></text:p>
      <text:p text:style-name="P636"><text:span text:style-name="T637">.subscribe uses functional systax as example: service.ge</text:span><text:span text:style-name="T638">t().subscribe(result =&gt; this.processResponse(result));</text:span></text:p>
      <text:p text:style-name="P639"><text:span text:style-name="T640">Import (Http, Response) from ‘@angular/http’; return_http.get(this.url).map( response =&gt; response.json());</text:span></text:p>
      <text:p text:style-name="P641"><text:span text:style-name="T642">Observable uses reactive (rxjs) -&gt; Choose it instead of Promisse</text:span><text:span text:style-name="T643"><text:line-break/></text:span><text:span text:style-name="T644">- Angular2: Routings</text:span></text:p>
      <text:p text:style-name="P645"><text:span text:style-name="T646">Pre-requ</text:span><text:span text:style-name="T647">isites:<text:s/></text:span><text:span text:style-name="T648">Should import router library and configure Routes</text:span></text:p>
      <text:p text:style-name="P649"><text:span text:style-name="T650">Concepts:</text:span><text:span text:style-name="T651"><text:line-break/></text:span><text:span text:style-name="T652">router-outlet – to be specified template file where current navigation page will be showed</text:span></text:p>
      <text:p text:style-name="P653"><text:span text:style-name="T654">RouterLink and RouterLinkActive – to be specified for navigation</text:span></text:p>
      <text:p text:style-name="P655"><text:span text:style-name="T656">ActivatedRoute in RouterState –<text:s/></text:span><text:span text:style-name="T657">Provider methods to get information on routes (see customer-support-app)</text:span></text:p>
      <text:p text:style-name="P658"><text:span text:style-name="T659">Views / templates:</text:span></text:p>
      <text:p text:style-name="P660"><text:span text:style-name="T661">&lt;nav&gt; &lt;a routerlink=”employees” routerlinkactive=”</text:span><text:span text:style-name="T662">active</text:span><text:span text:style-name="T663">” [routerlinkoptions]=”</text:span><text:span text:style-name="T664">exact:true</text:span><text:span text:style-name="T665">”&gt;&lt;/a&gt;<text:s/></text:span><text:span text:style-name="T666"><text:line-break/></text:span><text:span text:style-name="T667">-&gt; Only when url exactly the url, not partial… (active = active sty</text:span><text:span text:style-name="T668">le class)</text:span></text:p>
      <text:p text:style-name="P669"><text:span text:style-name="T670">router-outlet -&gt; Dynamic replace for current router state, the current component -&gt; ngview (replace)</text:span></text:p>
      <text:p text:style-name="P671"><text:span text:style-name="T672">app.routing.ts:</text:span></text:p>
      <text:p text:style-name="P673"><text:span text:style-name="T674">const appRoutes : Routes <text:s/>= { path: ‘url/:id ‘, component, …} -&gt; Order is important | because angular uses the first<text:s/></text:span><text:span text:style-name="T675">matches | can use wild cards in path (Ex: *)</text:span></text:p>
      <text:p text:style-name="P676"><text:span text:style-name="T677">export const routing = RouterModule.forRoot(appRoutes);<text:s/></text:span></text:p>
      <text:p text:style-name="P678"><text:span text:style-name="T679">module.ts:</text:span></text:p>
      <text:p text:style-name="P680"><text:span text:style-name="T681">route: Inject the service ActivatedRoute @angular/route in constructor to get params from the Router. <text:s/></text:span><text:span text:style-name="T682"><text:line-break/></text:span><text:span text:style-name="T683">ActivatedRoute provides access to the u</text:span><text:span text:style-name="T684">rl, params, data, queryParams, and fragment observables</text:span></text:p>
      <text:p text:style-name="P685"><text:span text:style-name="T686">location : Location @angular/common in constructor also to use -&gt; this.location.back();</text:span></text:p>
      <text:p text:style-name="P687"><text:span text:style-name="T688">RouterState provides methods to get information on<text:s/></text:span><text:span text:style-name="T689">routes</text:span><text:span text:style-name="T690"><text:s/>– it contains all the route and it inside it it has<text:s/></text:span><text:span text:style-name="T691">the ActivatedRoute and Snapshots;</text:span></text:p>
      <text:p text:style-name="P692"><text:span text:style-name="T693"><text:tab/>ngOnInit() – Interface OnInit -&gt; this.route.params.forEach( (params: Params) =&gt; {this.id = <text:s/>+params[</text:span><text:span text:style-name="T694">‘id’];} );</text:span></text:p>
      <text:p text:style-name="P695"/>
      <text:p text:style-name="Standard"><text:span text:style-name="T696"><text:line-break/></text:span><text:span text:style-name="T697">- Angular2: Events and communication between components:</text:span></text:p>
      <text:p text:style-name="P698"/>
      <text:p text:style-name="Standard"><text:span text:style-name="T699">Parent listens for child event:</text:span><text:span text:style-name="T700"><text:line-break/></text:span><text:span text:style-name="T701">@Output() voted =<text:s/></text:span><text:span text:style-name="T702">new EventEmitter&lt;boolean&gt;();</text:span><text:span text:style-name="T703"><text:line-break/></text:span><text:span text:style-name="T704">this.voted.emit(agreed);</text:span><text:span text:style-name="T705"><text:line-break/></text:span><text:span text:style-name="T706"><text:line-break/></text:span><text:span text:style-name="T707"><text:s text:c="3"/>&lt;app-voter *ngFor="let voter of voters"</text:span></text:p>
      <text:p text:style-name="Standard"><text:span text:style-name="T708"><text:s text:c="6"/>[name]="voter"</text:span></text:p>
      <text:p text:style-name="Standard"><text:span text:style-name="T709"><text:s text:c="6"/>(voted)="onVoted($event)"&gt;</text:span></text:p>
      <text:p text:style-name="Standard"><text:span text:style-name="T710"><text:s text:c="4"/>&lt;/app-voter&gt;</text:span></text:p>
      <text:soft-page-break/>
      <text:p text:style-name="Standard"><text:span text:style-name="T711"><text:line-break/></text:span><text:span text:style-name="T712">Intercept properties changes with onChangeListener:</text:span><text:span text:style-name="T713"><text:line-break/></text:span><text:span text:style-name="T714">VersionChildComponent implements O</text:span><text:span text:style-name="T715">nChanges {</text:span></text:p>
      <text:p text:style-name="Standard"><text:span text:style-name="T716">ngOnChanges(changes: {[propKey: string]: SimpleChange}) {</text:span></text:p>
      <text:p text:style-name="Standard"><text:span text:style-name="T717"><text:s text:c="4"/>let log: string[] = [];</text:span></text:p>
      <text:p text:style-name="Standard"><text:span text:style-name="T718"><text:s text:c="4"/>for (let propName in changes) {</text:span></text:p>
      <text:p text:style-name="Standard"><text:span text:style-name="T719"><text:s text:c="6"/>let changedProp = changes[propName];</text:span></text:p>
      <text:p text:style-name="Standard"><text:span text:style-name="T720"><text:s text:c="6"/>let to = JSON.stringify(changedProp.currentValue);</text:span></text:p>
      <text:p text:style-name="Standard"><text:span text:style-name="T721"><text:s text:c="6"/>if (changedProp.i</text:span><text:span text:style-name="T722">sFirstChange()) {</text:span></text:p>
      <text:p text:style-name="Standard"><text:span text:style-name="T723"><text:s text:c="8"/>log.push(`Initial value of ${propName} set to ${to}`);</text:span></text:p>
      <text:p text:style-name="Standard"><text:span text:style-name="T724"><text:s text:c="6"/>} else {</text:span></text:p>
      <text:p text:style-name="Standard"><text:span text:style-name="T725"><text:s text:c="8"/>let from = JSON.stringify(changedProp.previousValue);</text:span></text:p>
      <text:p text:style-name="Standard"><text:span text:style-name="T726"><text:s text:c="8"/>log.push(`${propName} changed from ${from} to ${to}`);</text:span></text:p>
      <text:p text:style-name="Standard"><text:span text:style-name="T727"><text:s text:c="6"/>}</text:span></text:p>
      <text:p text:style-name="Standard"><text:span text:style-name="T728"><text:s text:c="4"/>}</text:span></text:p>
      <text:p text:style-name="Standard"><text:span text:style-name="T729"><text:s text:c="4"/></text:span><text:span text:style-name="T730">this.changeLog.push(log.join(', '));</text:span></text:p>
      <text:p text:style-name="Standard"><text:span text:style-name="T731"><text:s text:c="2"/>}</text:span></text:p>
      <text:p text:style-name="P732"><text:span text:style-name="T733"><text:line-break/></text:span></text:p>
      <text:list text:style-name="LFO1" text:continue-numbering="true">
        <text:list-item>
          <text:p text:style-name="P734"><text:span text:style-name="T735">Passing the reference of one component to another</text:span><text:span text:style-name="T736"><text:line-break/></text:span><text:span text:style-name="T737">This solution should be used when components have dependency between them. For example dropdown, and dropdown toggle. They usually can’t exist without each other.</text:span></text:p>
        </text:list-item>
      </text:list>
      <text:p text:style-name="P738"><text:span text:style-name="T739">&lt;app-side-bar-toggle [sideBar]="sideBar"&gt;&lt;/app-side-bar-toggle&gt;</text:span></text:p>
      <text:p text:style-name="P740"><text:span text:style-name="T741">&lt;app-side-bar #sideBar&gt;&lt;/app-side-bar&gt;</text:span></text:p>
      <text:p text:style-name="P742"/>
      <text:p text:style-name="P743"><text:span text:style-name="T744">@Input() sideBar: SideBarComponent;</text:span></text:p>
      <text:p text:style-name="P745"/>
      <text:p text:style-name="P746"><text:span text:style-name="T747"><text:s/>@HostListener('click')</text:span></text:p>
      <text:p text:style-name="P748"><text:span text:style-name="T749"><text:s text:c="2"/></text:span><text:span text:style-name="T750">click() {</text:span></text:p>
      <text:p text:style-name="P751"><text:span text:style-name="T752"><text:s text:c="4"/>this.sideBar.toggle();</text:span></text:p>
      <text:p text:style-name="P753"><text:span text:style-name="T754"><text:s text:c="2"/>}</text:span></text:p>
      <text:p text:style-name="Standard"/>
      <text:list text:style-name="LFO1" text:continue-numbering="true">
        <text:list-item>
          <text:p text:style-name="P755"><text:span text:style-name="T756">Communication through parent component</text:span></text:p>
        </text:list-item>
      </text:list>
      <text:p text:style-name="P757"><text:span text:style-name="T758">@input and @output approach using parent component to send information between components,</text:span></text:p>
      <text:p text:style-name="P759"><text:span text:style-name="T760">Implementation of this approach is almost the same as the previous one, however side-bar-toggle doesn’t receive side-bar component. Instead parent component holds si</text:span><text:span text:style-name="T761">deBarIsOpened property which is passed to the side-bar component.<text:s/></text:span><text:span text:style-name="T762"><text:line-break/></text:span><text:span text:style-name="T763"><text:line-break/></text:span><text:span text:style-name="T764">&lt;app-side-bar-toggle (toggle)="toggleSideBar()"&gt;&lt;/app-side-bar-toggle&gt;</text:span></text:p>
      <text:p text:style-name="P765"><text:span text:style-name="T766">&lt;app-side-bar [isOpen]="sideBarIsOpened"&gt;&lt;/app-side-bar&gt;</text:span></text:p>
      <text:p text:style-name="P767"/>
      <text:p text:style-name="P768"><text:span text:style-name="T769">Component toggle:</text:span></text:p>
      <text:p text:style-name="P770"><text:span text:style-name="T771"><text:s text:c="2"/>@Output() toggle: EventEmitter&lt;null&gt; =<text:s/></text:span><text:span text:style-name="T772">new EventEmitter();</text:span></text:p>
      <text:p text:style-name="P773"/>
      <text:p text:style-name="P774"><text:span text:style-name="T775"><text:s text:c="2"/>@HostListener('click')</text:span></text:p>
      <text:p text:style-name="P776"><text:span text:style-name="T777"><text:s text:c="2"/>click() {</text:span></text:p>
      <text:p text:style-name="P778"><text:span text:style-name="T779"><text:s text:c="4"/>this.toggle.emit();</text:span></text:p>
      <text:p text:style-name="P780"><text:span text:style-name="T781"><text:s text:c="2"/>}</text:span></text:p>
      <text:p text:style-name="P782"/>
      <text:p text:style-name="P783"><text:span text:style-name="T784">Component side bar:</text:span></text:p>
      <text:p text:style-name="P785"/>
      <text:p text:style-name="P786"><text:span text:style-name="T787"><text:s/>@HostBinding('class.is-open') @Input()</text:span></text:p>
      <text:p text:style-name="P788"><text:span text:style-name="T789"><text:s text:c="2"/>isOpen = false;</text:span></text:p>
      <text:p text:style-name="P790"/>
      <text:list text:style-name="LFO1" text:continue-numbering="true">
        <text:list-item>
          <text:p text:style-name="P791"><text:span text:style-name="T792">Communication through Service</text:span></text:p>
        </text:list-item>
      </text:list>
      <text:p text:style-name="Standard"><text:span text:style-name="T793"><text:line-break/></text:span><text:span text:style-name="T794">- Angular2: Observables – Uses could<text:s/></text:span><text:span text:style-name="T795">observables (needs a subscriber and don’t loose message)</text:span></text:p>
      <text:p text:style-name="Standard"><text:span text:style-name="T796">(p.s: In hot obersables, returns are sent event it has no subscriber and message can be lost)</text:span></text:p>
      <text:p text:style-name="P797"/>
      <text:p text:style-name="P798"><text:span text:style-name="T799">Subscriber and observable simplest example:</text:span></text:p>
      <text:p text:style-name="P800"/>
      <text:p text:style-name="P801"><text:span text:style-name="T802">myObservable.subscribe(<text:s/></text:span></text:p>
      <text:p text:style-name="P803"><text:span text:style-name="T804">x =&gt; console.log('Observer got<text:s/></text:span><text:a xlink:href="https://angular.io/api/router/RouterLinkWithHref" office:target-frame-name="_top" xlink:show="replace"><text:span text:style-name="T805">a</text:span></text:a><text:span text:style-name="T806"><text:s/>next value: ' + x),<text:s/></text:span></text:p>
      <text:p text:style-name="P807"><text:span text:style-name="T808">err =&gt; console.error('Observer got an error: ' + err),<text:s/></text:span></text:p>
      <text:p text:style-name="P809"><text:span text:style-name="T810">() =&gt; console.log('Observer got<text:s/></text:span><text:a xlink:href="https://angular.io/api/router/RouterLinkWithHref" office:target-frame-name="_top" xlink:show="replace"><text:span text:style-name="T811">a</text:span></text:a><text:span text:style-name="T812"><text:s/></text:span><text:span text:style-name="T813">complete notification') );</text:span></text:p>
      <text:p text:style-name="P814"/>
      <text:p text:style-name="P815"><text:span text:style-name="T816">// This function runs when subscribe() is called</text:span></text:p>
      <text:p text:style-name="P817"><text:span text:style-name="T818">function sequenceSubscriber(observer) {</text:span></text:p>
      <text:p text:style-name="P819"><text:span text:style-name="T820"><text:s text:c="2"/>// synchronously deliver 1, 2, and 3, then complete</text:span></text:p>
      <text:p text:style-name="P821"><text:span text:style-name="T822"><text:s text:c="2"/>observer.next(1);</text:span></text:p>
      <text:p text:style-name="P823"><text:span text:style-name="T824"><text:s text:c="2"/>observer.next(2);</text:span></text:p>
      <text:p text:style-name="P825"><text:span text:style-name="T826"><text:s text:c="2"/>observer.next(3);</text:span></text:p>
      <text:p text:style-name="P827"><text:span text:style-name="T828"><text:s text:c="2"/>observer.complete();</text:span></text:p>
      <text:p text:style-name="P829"><text:span text:style-name="T830"><text:s/></text:span></text:p>
      <text:p text:style-name="P831"><text:span text:style-name="T832"><text:s text:c="2"/>// unsubscribe function doesn't need to do anything in this</text:span></text:p>
      <text:p text:style-name="P833"><text:span text:style-name="T834"><text:s text:c="2"/>// because values are delivered synchronously</text:span></text:p>
      <text:p text:style-name="P835"><text:span text:style-name="T836"><text:s text:c="2"/>return {unsubscribe() {}};</text:span></text:p>
      <text:p text:style-name="P837"><text:span text:style-name="T838">}</text:span></text:p>
      <text:p text:style-name="P839"><text:span text:style-name="T840"><text:s/></text:span></text:p>
      <text:p text:style-name="P841"><text:span text:style-name="T842">// Create a new Observable that will deliver the above sequence</text:span></text:p>
      <text:p text:style-name="P843"><text:span text:style-name="T844">const sequence = new<text:s/></text:span><text:span text:style-name="T845">Observable(sequenceSubscriber);</text:span></text:p>
      <text:p text:style-name="P846"><text:span text:style-name="T847"><text:s/></text:span></text:p>
      <text:soft-page-break/>
      <text:p text:style-name="P848"><text:span text:style-name="T849">// execute the Observable and print the result of each notification</text:span></text:p>
      <text:p text:style-name="P850"><text:span text:style-name="T851">sequence.subscribe({</text:span></text:p>
      <text:p text:style-name="P852"><text:span text:style-name="T853"><text:s text:c="2"/>next(num) { console.log(num); },</text:span></text:p>
      <text:p text:style-name="P854"><text:span text:style-name="T855"><text:s text:c="2"/></text:span><text:span text:style-name="T856">complete() { console.log('Finished sequence'); }</text:span></text:p>
      <text:p text:style-name="P857"><text:span text:style-name="T858">});</text:span></text:p>
      <text:p text:style-name="P859"/>
      <text:p text:style-name="P860"><text:span text:style-name="T861">Create custom fromEvent function:</text:span></text:p>
      <text:p text:style-name="P862"/>
      <text:p text:style-name="P863"><text:span text:style-name="T864">functi</text:span><text:span text:style-name="T865">on fromEvent(target, eventName) {</text:span></text:p>
      <text:p text:style-name="P866"><text:span text:style-name="T867"><text:s text:c="2"/>return new Observable((observer) =&gt; {</text:span></text:p>
      <text:p text:style-name="P868"><text:span text:style-name="T869"><text:s text:c="4"/>const handler = (e) =&gt; observer.next(e);</text:span></text:p>
      <text:p text:style-name="P870"><text:span text:style-name="T871"><text:s/></text:span></text:p>
      <text:p text:style-name="P872"><text:span text:style-name="T873"><text:s text:c="4"/>// Add the event handler to the target</text:span></text:p>
      <text:p text:style-name="P874"><text:span text:style-name="T875"><text:s text:c="4"/>target.addEventListener(eventName, handler);</text:span></text:p>
      <text:p text:style-name="P876"><text:span text:style-name="T877"><text:s/></text:span></text:p>
      <text:p text:style-name="P878"><text:span text:style-name="T879"><text:s text:c="4"/>return () =&gt; {</text:span></text:p>
      <text:p text:style-name="P880"><text:span text:style-name="T881"><text:s text:c="6"/>// Detach the<text:s/></text:span><text:span text:style-name="T882">event handler from the target</text:span></text:p>
      <text:p text:style-name="P883"><text:span text:style-name="T884"><text:s text:c="6"/>target.removeEventListener(eventName, handler);</text:span></text:p>
      <text:p text:style-name="P885"><text:span text:style-name="T886"><text:s text:c="4"/>};</text:span></text:p>
      <text:p text:style-name="P887"><text:span text:style-name="T888"><text:s text:c="2"/>});</text:span></text:p>
      <text:p text:style-name="P889"><text:span text:style-name="T890">}</text:span></text:p>
      <text:p text:style-name="P891"/>
      <text:p text:style-name="P892"><text:span text:style-name="T893">Create a delayed sequence:</text:span></text:p>
      <text:p text:style-name="P894"/>
      <text:p text:style-name="P895"><text:span text:style-name="T896">function sequenceSubscriber(observer) {</text:span></text:p>
      <text:p text:style-name="P897"><text:span text:style-name="T898"><text:s text:c="2"/>const seq = [1, 2, 3];</text:span></text:p>
      <text:p text:style-name="P899"><text:span text:style-name="T900"><text:s text:c="2"/>let timeoutId;</text:span></text:p>
      <text:p text:style-name="P901"><text:span text:style-name="T902"><text:s/></text:span></text:p>
      <text:p text:style-name="P903"><text:span text:style-name="T904"><text:s text:c="2"/>// Will run through an array of<text:s/></text:span><text:span text:style-name="T905">numbers, emitting one value</text:span></text:p>
      <text:p text:style-name="P906"><text:span text:style-name="T907"><text:s text:c="2"/>// per second until it gets to the end of the array.</text:span></text:p>
      <text:p text:style-name="P908"><text:span text:style-name="T909"><text:s text:c="2"/>function doSequence(arr, idx) {</text:span></text:p>
      <text:p text:style-name="P910"><text:span text:style-name="T911"><text:s text:c="4"/>timeoutId = setTimeout(() =&gt; {</text:span></text:p>
      <text:p text:style-name="P912"><text:span text:style-name="T913"><text:s text:c="6"/>observer.next(arr[idx]);</text:span></text:p>
      <text:p text:style-name="P914"><text:span text:style-name="T915"><text:s text:c="6"/>if (idx === arr.length - 1) {</text:span></text:p>
      <text:p text:style-name="P916"><text:span text:style-name="T917"><text:s text:c="8"/>observer.complete();</text:span></text:p>
      <text:p text:style-name="P918"><text:span text:style-name="T919"><text:s text:c="6"/>}<text:s/></text:span><text:span text:style-name="T920">else {</text:span></text:p>
      <text:p text:style-name="P921"><text:span text:style-name="T922"><text:s text:c="8"/>doSequence(arr, ++idx);</text:span></text:p>
      <text:p text:style-name="P923"><text:span text:style-name="T924"><text:s text:c="6"/>}</text:span></text:p>
      <text:p text:style-name="P925"><text:span text:style-name="T926"><text:s text:c="4"/>}, 1000);</text:span></text:p>
      <text:p text:style-name="P927"><text:span text:style-name="T928"><text:s text:c="2"/>}</text:span></text:p>
      <text:p text:style-name="P929"><text:span text:style-name="T930"><text:s/></text:span></text:p>
      <text:p text:style-name="P931"><text:span text:style-name="T932"><text:s text:c="2"/>doSequence(seq, 0);</text:span></text:p>
      <text:p text:style-name="P933"><text:span text:style-name="T934"><text:s/></text:span></text:p>
      <text:p text:style-name="P935"><text:span text:style-name="T936"><text:s text:c="2"/>// Unsubscribe should clear the timeout to stop execution</text:span></text:p>
      <text:p text:style-name="P937"><text:span text:style-name="T938"><text:s text:c="2"/>return {unsubscribe() {</text:span></text:p>
      <text:p text:style-name="P939"><text:span text:style-name="T940"><text:s text:c="4"/>clearTimeout(timeoutId);</text:span></text:p>
      <text:p text:style-name="P941"><text:span text:style-name="T942"><text:s text:c="2"/>}};</text:span></text:p>
      <text:p text:style-name="P943"><text:span text:style-name="T944">}</text:span></text:p>
      <text:p text:style-name="P945"/>
      <text:p text:style-name="P946"/>
      <text:p text:style-name="P947"><text:span text:style-name="T948">The RxJS library in Angular:</text:span></text:p>
      <text:p text:style-name="P949"><text:span text:style-name="T950"><text:line-break/></text:span></text:p>
      <text:list text:style-name="LFO2" text:continue-numbering="true">
        <text:list-item>
          <text:p text:style-name="P951"><text:span text:style-name="T952">Converting existing code for async operations into observables</text:span></text:p>
        </text:list-item>
        <text:list-item>
          <text:p text:style-name="P953"><text:span text:style-name="T954">Iterating through the values in a stream</text:span></text:p>
        </text:list-item>
        <text:list-item>
          <text:p text:style-name="P955"><text:span text:style-name="T956">Mapping values to different types</text:span></text:p>
        </text:list-item>
        <text:list-item>
          <text:p text:style-name="P957"><text:span text:style-name="T958">Filtering streams</text:span></text:p>
        </text:list-item>
        <text:list-item>
          <text:p text:style-name="P959"><text:span text:style-name="T960">Composing multiple streams</text:span></text:p>
        </text:list-item>
      </text:list>
      <text:p text:style-name="P961"><text:span text:style-name="T962"><text:tab/></text:span></text:p>
      <text:p text:style-name="P963"><text:span text:style-name="T964">Observables in Angular (non custom):</text:span></text:p>
      <text:list text:style-name="LFO2" text:continue-numbering="true">
        <text:list-item>
          <text:p text:style-name="P965"><text:span text:style-name="T966">The </text:span><text:a xlink:href="https://angular.io/api/core/EventEmitter" office:target-frame-name="_top" xlink:show="replace"><text:span text:style-name="T967">EventEmitter</text:span></text:a><text:span text:style-name="T968"> class extends Observable.</text:span></text:p>
        </text:list-item>
        <text:list-item>
          <text:p text:style-name="P969"><text:span text:style-name="T970">The HTTP module uses observables to handle AJAX requests and responses.</text:span></text:p>
        </text:list-item>
        <text:list-item>
          <text:p text:style-name="P971"><text:span text:style-name="T972">The Router and Forms modules use observables to listen for and respond to user-input even</text:span><text:span text:style-name="T973">ts.</text:span></text:p>
        </text:list-item>
      </text:list>
      <text:p text:style-name="P974"/>
      <text:p text:style-name="P975"/>
      <text:p text:style-name="P976"><text:span text:style-name="T977">REST Service call in Angular (returns observable):</text:span></text:p>
      <text:p text:style-name="P978"/>
      <text:p text:style-name="P979"><text:span text:style-name="T980">/** SERVICE.TS */</text:span></text:p>
      <text:p text:style-name="P981"><text:span text:style-name="T982">addHero (hero: Hero): Observable&lt;Hero&gt; {</text:span></text:p>
      <text:p text:style-name="P983"><text:span text:style-name="T984"><text:s text:c="2"/>return this.http.post&lt;Hero&gt;(this.heroesUrl, hero, httpOptions)</text:span></text:p>
      <text:p text:style-name="P985"><text:span text:style-name="T986"><text:s text:c="4"/>.pipe(</text:span></text:p>
      <text:p text:style-name="P987"><text:span text:style-name="T988"><text:s text:c="6"/>catchError(this.handleError('addHero', hero))</text:span></text:p>
      <text:p text:style-name="P989"><text:span text:style-name="T990"><text:s text:c="4"/>);</text:span></text:p>
      <text:p text:style-name="P991"><text:span text:style-name="T992">}</text:span></text:p>
      <text:p text:style-name="P993"/>
      <text:p text:style-name="P994"><text:span text:style-name="T995">/</text:span><text:span text:style-name="T996">*COMPONENT.TS*/</text:span></text:p>
      <text:p text:style-name="P997"><text:span text:style-name="T998">this.heroesService.addHero(newHero)</text:span></text:p>
      <text:p text:style-name="P999"><text:span text:style-name="T1000"><text:s text:c="2"/>.subscribe(hero =&gt; this.heroes.push(hero));</text:span></text:p>
      <text:p text:style-name="P1001"/>
      <text:soft-page-break/>
      <text:p text:style-name="P1002"><text:span text:style-name="T1003">Security: XSRF Protection</text:span><text:span text:style-name="T1004"><text:line-break/></text:span></text:p>
      <text:p text:style-name="P1005"><text:span text:style-name="T1006">by which the attacker can trick an authenticated user into unknowingly executing actions on your website. HttpClient<text:s/></text:span><text:span text:style-name="T1007">supports a common mechanism used to prevent XSRF attacks. When performing HTTP requests, an interceptor reads a token from a cookie, by default XSRF-TOKEN, and sets it as an HTTP header, X-XSRF-TOKEN. Since only code that runs on your domain could read the</text:span><text:span text:style-name="T1008"><text:s/>cookie, the backend can be certain that the HTTP request came from your client application and not an attacker.</text:span></text:p>
      <text:p text:style-name="P1009"/>
      <text:p text:style-name="P1010"><text:span text:style-name="T1011">imports: [</text:span></text:p>
      <text:p text:style-name="P1012"><text:span text:style-name="T1013"><text:s text:c="2"/>HttpClientModule,</text:span></text:p>
      <text:p text:style-name="P1014"><text:span text:style-name="T1015"><text:s text:c="2"/>HttpClientXsrfModule.withOptions({</text:span></text:p>
      <text:p text:style-name="P1016"><text:span text:style-name="T1017"><text:s text:c="4"/>cookieName: 'My-Xsrf-Cookie',</text:span></text:p>
      <text:p text:style-name="P1018"><text:span text:style-name="T1019"><text:s text:c="4"/>headerName: 'My-Xsrf-Header',</text:span></text:p>
      <text:p text:style-name="P1020"><text:span text:style-name="T1021"><text:s text:c="2"/>}),</text:span></text:p>
      <text:p text:style-name="P1022"><text:span text:style-name="T1023">],</text:span></text:p>
      <text:p text:style-name="P1024"/>
      <text:p text:style-name="P1025"><text:span text:style-name="T1026">More details and testing examples at: https://angular.io/guide/http</text:span></text:p>
      <text:p text:style-name="P1027"/>
      <text:p text:style-name="P1028"/>
      <text:p text:style-name="Standard"><text:span text:style-name="T1029">- Angular 2: Material</text:span></text:p>
      <text:p text:style-name="PreformattedText"><text:span text:style-name="T1030">#Angular material installation</text:span></text:p>
      <text:p text:style-name="P1031"><text:span text:style-name="T1032">npm install --save @angular/material @angular/cdk</text:span><text:span text:style-name="T1033"><text:line-break/></text:span><text:span text:style-name="T1034">npm install --save @angular/animations</text:span></text:p>
      <text:p text:style-name="P1035"><text:span text:style-name="T1036">npm install --save hammerjs</text:span></text:p>
      <text:p text:style-name="P1037"><text:span text:style-name="T1038">main.css: import 'hammerjs';</text:span><text:span text:style-name="T1039"><text:line-break/></text:span><text:span text:style-name="T1040">styless.css: @import<text:s/></text:span><text:a xlink:href="mailto:~@angular/material/prebuilt-themes/indigo-pink.css" office:target-frame-name="_top" xlink:show="replace"><text:span text:style-name="T1041">~@angular/material/prebuilt-themes/indigo-pink.css</text:span></text:a></text:p>
      <text:p text:style-name="P1042"><text:span text:style-name="T1043">Links:</text:span></text:p>
      <text:p text:style-name="P1044"><text:a xlink:href="https://medium.com/@ismapro/first-steps-with-angular-cli-and-angular-material-5a90406e9a4" office:target-frame-name="_top" xlink:show="replace"><text:span text:style-name="T1045">https://medium.com/@ismapro/first-steps-with-angular-cli-and-angular-material-5a90406e9a4</text:span></text:a></text:p>
      <text:p text:style-name="P1046"><text:a xlink:href="https://coursetro.com/posts/code/113/How-to-Build-an-Angular-5-Material-App" office:target-frame-name="_top" xlink:show="replace"><text:span text:style-name="T1047">https://coursetro.com/posts/code/113/Ho</text:span><text:span text:style-name="T1048">w-to-Build-an-Angular-5-Material-App</text:span></text:a></text:p>
      <text:p text:style-name="P1049"/>
      <text:p text:style-name="P1050"/>
      <text:p text:style-name="Standard"><text:span text:style-name="T1051"><text:line-break/></text:span><text:span text:style-name="T1052">- Angular 2: Logging</text:span><text:span text:style-name="T1053"><text:line-break/></text:span><text:span text:style-name="T1054">https://www.codemag.com/article/1711021/Logging-in-Angular-Applications</text:span></text:p>
      <text:p text:style-name="Standard"/>
      <text:p text:style-name="Standard"/>
      <text:p text:style-name="Standard"><text:span text:style-name="T1055">- Angular2: Deploys</text:span></text:p>
      <text:p text:style-name="Standard"><text:span text:style-name="T1056"><text:line-break/></text:span><text:span text:style-name="T1057">ng build<text:s/></text:span><text:span text:style-name="T1058">–</text:span><text:span text:style-name="T1059">watch</text:span></text:p>
      <text:p text:style-name="Standard"><text:span text:style-name="T1060">ng build<text:s/></text:span><text:span text:style-name="T1061">–</text:span><text:span text:style-name="T1062">prod</text:span></text:p>
      <text:p text:style-name="Standard"><text:span text:style-name="T1063">ng build<text:s/></text:span><text:span text:style-name="T1064">--</text:span><text:span text:style-name="T1065">prod<text:s/></text:span><text:span text:style-name="T1066">--</text:span><text:span text:style-name="T1067">source</text:span><text:span text:style-name="T1068">-</text:span><text:span text:style-name="T1069">map</text:span></text:p>
      <text:p text:style-name="P1070"/>
      <text:p text:style-name="P1071"><text:span text:style-name="T1072">- Amgular: Updates</text:span><text:span text:style-name="T1073"><text:line-break/></text:span><text:a xlink:href="https://update.angular.io/" office:target-frame-name="_top" xlink:show="replace"><text:span text:style-name="Hyperlink">https://update.angular.io/</text:span></text:a></text:p>
      <text:p text:style-name="P1074"><text:line-break/><text:span text:style-name="T1075">ng add</text:span></text:p>
      <text:p text:style-name="P1076"><text:span text:style-name="T1077">Another new CLI command </text:span><text:span text:style-name="T1078">ng add &lt;package&gt;</text:span><text:span text:style-name="T1079"> makes adding new capabilities to your project easy. </text:span><text:span text:style-name="T1080">ng add</text:span><text:span text:style-name="T1081"> will use your package manager to download new dependencies and invoke an<text:s/></text:span><text:span text:style-name="T1082">installation script (implemented as a schematic) which can update your project with configuration changes, add additional dependencies (e.g. polyfills), or scaffold package-specific initialization code.</text:span></text:p>
      <text:p text:style-name="P1083"/>
      <text:p text:style-name="P1084"/>
      <text:p text:style-name="P1085">Prime NG -Download</text:p>
      <text:p text:style-name="P1086">PrimeNG is available at npm, if<text:s/>you have an existing application run the following command to download it to your project.</text:p>
      <text:p text:style-name="P1087"/>
      <text:p text:style-name="P1088">npm install primeng --save</text:p>
      <text:p text:style-name="P1089"><text:span text:style-name="T1090">npm install primeicons –save</text:span><text:span text:style-name="T1091"><text:line-break/></text:span><text:span text:style-name="T1092"><text:line-break/></text:span><text:a xlink:href="https://www.primefaces.org/primeng/#/setup" office:target-frame-name="_top" xlink:show="replace"><text:span text:style-name="Hyperlink">https://www.primefaces.org/primeng/#/setup</text:span></text:a></text:p>
      <text:p text:style-name="P1093"/>
      <text:p text:style-name="P1094"/>
      <text:p text:style-name="P1095"/>
      <text:soft-page-break/>
      <text:p text:style-name="P1096"><text:span text:style-name="T1097">Angular and TypeScript -&gt; Adding order to array:</text:span></text:p>
      <text:p text:style-name="P1098"/>
      <text:p text:style-name="P1099">function myCompare(a, b) {</text:p>
      <text:p text:style-name="P1100"><text:s text:c="3"/>if (a.UserDefinedTableResponse.tableName &gt; b.UserDefinedTableResponse.tableName)</text:p>
      <text:p text:style-name="P1101"><text:tab/>return 1;</text:p>
      <text:p text:style-name="P1102"><text:tab/>if (a.UserDefinedTableResponse.tableName &lt; b.UserDefinedTableResponse.tableName)</text:p>
      <text:p text:style-name="P1103"><text:tab/>return -1;</text:p>
      <text:p text:style-name="P1104"><text:s text:c="4"/>return 0;</text:p>
      <text:p text:style-name="P1105">}</text:p>
      <text:p text:style-name="P1106"/>
      <text:p text:style-name="P1107">testArr.sort(myCompare);</text:p>
      <text:p text:style-name="P1108"/>
      <text:p text:style-name="P1109">FORK JOIN example:</text:p>
      <text:p text:style-name="P1110"/>
      <text:p text:style-name="P1111">getLists(_: number[] = []) {</text:p>
      <text:p text:style-name="P1112"><text:s text:c="4"/>const lists$ = this.listService.getLists()</text:p>
      <text:p text:style-name="P1113"><text:s text:c="6"/>.pipe(</text:p>
      <text:p text:style-name="P1114"><text:s text:c="8"/>mergeMap(</text:p>
      <text:p text:style-name="P1115"><text:s text:c="10"/>lists =&gt; {</text:p>
      <text:p text:style-name="P1116"><text:s text:c="12"/>const udts = lists.udts;</text:p>
      <text:p text:style-name="P1117"><text:s text:c="12"/>const getPanFromList$ = udts.map(udt =&gt; this.listService.getPanFromList(udt.id, this.pan));</text:p>
      <text:p text:style-name="P1118"><text:s text:c="12"/>return forkJoin(getPanFromList$, (...results: any[]) =&gt; {</text:p>
      <text:p text:style-name="P1119"><text:s text:c="14"/>udts.forEach((udt, i) =&gt; this.processGetPanResponse(results[i], udt));</text:p>
      <text:p text:style-name="P1120"><text:s text:c="14"/>return udts;</text:p>
      <text:p text:style-name="P1121"><text:s text:c="12"/>});</text:p>
      <text:p text:style-name="P1122"><text:s text:c="10"/>}</text:p>
      <text:p text:style-name="P1123"><text:s text:c="8"/>)</text:p>
      <text:p text:style-name="P1124"><text:s text:c="6"/>);</text:p>
      <text:soft-page-break/>
      <text:p text:style-name="P1125"><text:span text:style-name="T1126">Login and JWT</text:span></text:p>
      <text:p text:style-name="P1127"/>
      <text:p text:style-name="Standard"><text:a xlink:href="http://jasonwatmore.com/post/2017/02/22/mean-with-angular-2-user-registration-and-login-example-tutorial" office:target-frame-name="_top" xlink:show="replace"><text:span text:style-name="T1128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1129">https://blog.angular-university.io/angular-jwt-authentication/</text:span></text:a></text:p>
      <text:p text:style-name="P1130"/>
      <text:p text:style-name="P1131"><text:span text:style-name="T1132">private</text:span><text:span text:style-name="T1133"><text:s/></text:span><text:span text:style-name="T1134">login</text:span><text:span text:style-name="T1135"><text:s/>(</text:span><text:span text:style-name="T1136">username</text:span><text:span text:style-name="T1137">:<text:s/></text:span><text:span text:style-name="T1138">string</text:span><text:span text:style-name="T1139">,<text:s/></text:span><text:span text:style-name="T1140">password</text:span><text:span text:style-name="T1141">:<text:s/></text:span><text:span text:style-name="T1142">string</text:span><text:span text:style-name="T1143"><text:s/>) {</text:span></text:p>
      <text:p text:style-name="P1144"><text:span text:style-name="T1145"><text:s text:c="4"/></text:span><text:span text:style-name="T1146">this</text:span><text:span text:style-name="T1147">.</text:span><text:span text:style-name="T1148">logger</text:span><text:span text:style-name="T1149">.</text:span><text:span text:style-name="T1150">debug</text:span><text:span text:style-name="T1151">(</text:span><text:span text:style-name="T1152">'Will try login'</text:span><text:span text:style-name="T1153">);</text:span></text:p>
      <text:p text:style-name="P1154"><text:span text:style-name="T1155"><text:s text:c="4"/></text:span><text:span text:style-name="T1156">const</text:span><text:span text:style-name="T1157"><text:s/></text:span><text:span text:style-name="T1158">request</text:span><text:span text:style-name="T1159"><text:s/>=<text:s/></text:span><text:span text:style-name="T1160">HttpWriteRequest</text:span><text:span text:style-name="T1161">.</text:span><text:span text:style-name="T1162">create</text:span><text:span text:style-name="T1163">(</text:span><text:span text:style-name="T1164">'/api/authenticate'</text:span><text:span text:style-name="T1165">, {<text:s/></text:span><text:span text:style-name="T1166">username</text:span><text:span text:style-name="T1167">,<text:s/></text:span><text:span text:style-name="T1168">password</text:span><text:span text:style-name="T1169"><text:s/>});</text:span></text:p>
      <text:p text:style-name="P1170"><text:span text:style-name="T1171"><text:s text:c="4"/></text:span><text:span text:style-name="T1172">this</text:span><text:span text:style-name="T1173">.</text:span><text:span text:style-name="T1174">logger</text:span><text:span text:style-name="T1175">.</text:span><text:span text:style-name="T1176">debug</text:span><text:span text:style-name="T1177">(</text:span><text:span text:style-name="T1178">'post'</text:span><text:span text:style-name="T1179">);</text:span></text:p>
      <text:p text:style-name="P1180"><text:span text:style-name="T1181"><text:s text:c="4"/></text:span><text:span text:style-name="T1182">return</text:span><text:span text:style-name="T1183"><text:s/></text:span><text:span text:style-name="T1184">this</text:span><text:span text:style-name="T1185">.</text:span><text:span text:style-name="T1186">http</text:span><text:span text:style-name="T1187">.</text:span><text:span text:style-name="T1188">post</text:span><text:span text:style-name="T1189">(</text:span><text:span text:style-name="T1190">request</text:span><text:span text:style-name="T1191">)</text:span></text:p>
      <text:p text:style-name="P1192"><text:span text:style-name="T1193"><text:s text:c="4"/>.</text:span><text:span text:style-name="T1194">map</text:span><text:span text:style-name="T1195">( (</text:span><text:span text:style-name="T1196">user</text:span><text:span text:style-name="T1197">:<text:s/></text:span><text:span text:style-name="T1198">any</text:span><text:span text:style-name="T1199">)<text:s/></text:span><text:span text:style-name="T1200">=&gt;</text:span><text:span text:style-name="T1201"><text:s/>{</text:span></text:p>
      <text:p text:style-name="P1202"><text:span text:style-name="T1203"><text:s text:c="8"/></text:span><text:span text:style-name="T1204">this</text:span><text:span text:style-name="T1205">.</text:span><text:span text:style-name="T1206">logger</text:span><text:span text:style-name="T1207">.</text:span><text:span text:style-name="T1208">debug</text:span><text:span text:style-name="T1209">(</text:span><text:span text:style-name="T1210">'result'</text:span><text:span text:style-name="T1211">);</text:span></text:p>
      <text:p text:style-name="P1212"><text:span text:style-name="T1213"><text:s text:c="8"/></text:span><text:span text:style-name="T1214">// login successful if there's a jwt token in<text:s/></text:span><text:span text:style-name="T1215">the response</text:span></text:p>
      <text:p text:style-name="P1216"><text:span text:style-name="T1217"><text:s text:c="8"/></text:span><text:span text:style-name="T1218">if</text:span><text:span text:style-name="T1219"><text:s/>(</text:span><text:span text:style-name="T1220">user</text:span><text:span text:style-name="T1221"><text:s/>&amp;&amp;<text:s/></text:span><text:span text:style-name="T1222">user</text:span><text:span text:style-name="T1223">.</text:span><text:span text:style-name="T1224">token</text:span><text:span text:style-name="T1225">) {</text:span></text:p>
      <text:p text:style-name="P1226"><text:span text:style-name="T1227"><text:s text:c="12"/></text:span><text:span text:style-name="T1228">this</text:span><text:span text:style-name="T1229">.</text:span><text:span text:style-name="T1230">logger</text:span><text:span text:style-name="T1231">.</text:span><text:span text:style-name="T1232">debug</text:span><text:span text:style-name="T1233">(</text:span><text:span text:style-name="T1234">user</text:span><text:span text:style-name="T1235">);</text:span></text:p>
      <text:p text:style-name="P1236"><text:span text:style-name="T1237"><text:s text:c="12"/></text:span><text:span text:style-name="T1238">this</text:span><text:span text:style-name="T1239">.</text:span><text:span text:style-name="T1240">logger</text:span><text:span text:style-name="T1241">.</text:span><text:span text:style-name="T1242">debug</text:span><text:span text:style-name="T1243">(</text:span><text:span text:style-name="T1244">user</text:span><text:span text:style-name="T1245">.</text:span><text:span text:style-name="T1246">token</text:span><text:span text:style-name="T1247">);</text:span></text:p>
      <text:p text:style-name="P1248"><text:span text:style-name="T1249"><text:s text:c="12"/></text:span><text:span text:style-name="T1250">// store user details and jwt token in local storage to keep user logged in between page refreshes</text:span></text:p>
      <text:p text:style-name="P1251"><text:span text:style-name="T1252"><text:s text:c="12"/></text:span><text:span text:style-name="T1253">localStorage</text:span><text:span text:style-name="T1254">.</text:span><text:span text:style-name="T1255">setItem</text:span><text:span text:style-name="T1256">(</text:span><text:span text:style-name="T1257">'TFC-XSRF-Token'</text:span><text:span text:style-name="T1258">,<text:s/></text:span><text:span text:style-name="T1259">JSON</text:span><text:span text:style-name="T1260">.</text:span><text:span text:style-name="T1261">stringify</text:span><text:span text:style-name="T1262">(</text:span><text:span text:style-name="T1263">user</text:span><text:span text:style-name="T1264">.</text:span><text:span text:style-name="T1265">token</text:span><text:span text:style-name="T1266">));</text:span></text:p>
      <text:p text:style-name="P1267"><text:s text:c="8"/>}</text:p>
      <text:p text:style-name="P1268"/>
      <text:p text:style-name="P1269"><text:span text:style-name="T1270"><text:s text:c="8"/></text:span><text:span text:style-name="T1271">return</text:span><text:span text:style-name="T1272"><text:s/></text:span><text:span text:style-name="T1273">user</text:span><text:span text:style-name="T1274">;</text:span></text:p>
      <text:p text:style-name="P1275"><text:s text:c="4"/>});</text:p>
      <text:p text:style-name="Standard"><text:span text:style-name="T1276"><text:s/></text:span></text:p>
      <text:p text:style-name="P12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Consolas, Menlo, Monaco, 'Lucid" svg:font-family="Consolas, Menlo, Monaco, 'Lucid" style:font-family-generic="system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1" style:display-name="HTML Preformatted Char1" style:family="text" style:parent-style-name="DefaultParagraphFont">
      <style:text-properties style:font-name="Consolas" style:font-name-complex="Mangal" fo:font-size="10pt" style:font-size-asian="10pt" style:font-size-complex="9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x" style:display-name="nx" style:family="text" style:parent-style-name="DefaultParagraphFont"/>
    <style:style style:name="p" style:display-name="p" style:family="text" style:parent-style-name="DefaultParagraphFont"/>
    <style:style style:name="s2" style:display-name="s2" style:family="text" style:parent-style-name="DefaultParagraphFont"/>
    <style:style style:name="kd" style:display-name="kd" style:family="text" style:parent-style-name="DefaultParagraphFont"/>
    <style:style style:name="o" style:display-name="o" style:family="text" style:parent-style-name="DefaultParagraphFont"/>
    <style:style style:name="kc" style:display-name="kc" style:family="text" style:parent-style-name="DefaultParagraphFont"/>
    <style:style style:name="typ" style:display-name="typ" style:family="text" style:parent-style-name="DefaultParagraphFont"/>
    <style:style style:name="kwd" style:display-name="kwd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graf" style:display-name="graf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 Hugo Rodrigues (Victor)</dc:creator>
    <meta:creation-date>2018-07-17T13:19:00Z</meta:creation-date>
    <dc:date>2020-06-08T20:14:00Z</dc:date>
    <meta:template xlink:href="Normal.dotm" xlink:type="simple"/>
    <meta:editing-cycles>157</meta:editing-cycles>
    <meta:editing-duration>PT203400S</meta:editing-duration>
    <meta:document-statistic meta:page-count="12" meta:paragraph-count="43" meta:word-count="3267" meta:character-count="21849" meta:row-count="155" meta:non-whitespace-character-count="18625"/>
  </office:meta>
</office:document-meta>
</file>